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list-style-name="L2">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list-style-name="L9"/>
    <style:style style:name="P14" style:family="paragraph" style:parent-style-name="Text_20_body" style:list-style-name="L9">
      <style:paragraph-properties fo:margin-top="0in" fo:margin-bottom="0in" style:contextual-spacing="false"/>
    </style:style>
    <style:style style:name="P15" style:family="paragraph" style:parent-style-name="Text_20_body" style:list-style-name="L10"/>
    <style:style style:name="P16" style:family="paragraph" style:parent-style-name="Text_20_body" style:list-style-name="L10">
      <style:paragraph-properties fo:margin-top="0in" fo:margin-bottom="0in" style:contextual-spacing="false"/>
    </style:style>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2">
      <style:paragraph-properties fo:margin-top="0in" fo:margin-bottom="0in" style:contextual-spacing="false"/>
    </style:style>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4">
      <style:paragraph-properties fo:margin-top="0in" fo:margin-bottom="0in" style:contextual-spacing="false"/>
    </style:style>
    <style:style style:name="P23" style:family="paragraph" style:parent-style-name="Text_20_body" style:list-style-name="L15"/>
    <style:style style:name="P24" style:family="paragraph" style:parent-style-name="Text_20_body" style:list-style-name="L15">
      <style:paragraph-properties fo:margin-top="0in" fo:margin-bottom="0in" style:contextual-spacing="false"/>
    </style:style>
    <style:style style:name="P25" style:family="paragraph" style:parent-style-name="Text_20_body">
      <style:text-properties officeooo:rsid="0008b8cd" officeooo:paragraph-rsid="0008b8cd"/>
    </style:style>
    <style:style style:name="P26" style:family="paragraph" style:parent-style-name="Text_20_body">
      <style:text-properties officeooo:paragraph-rsid="0008b8cd"/>
    </style:style>
    <style:style style:name="T1" style:family="text">
      <style:text-properties officeooo:rsid="0008b8c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he Chronogenesis Codex: The Atlantean Engine of Recursive Time, Resonance, and Choice</text:h>
      <text:p text:style-name="Text_20_body"><text:span text:style-name="Strong_20_Emphasis">Compiled and Authored by: Brendon Kelly</text:span></text:p>
      <text:p text:style-name="Text_20_body"><text:span text:style-name="Strong_20_Emphasis">Volume I: The Atlantean Chronicles: Chronogenesis Edition</text:span></text:p>
      <text:h text:style-name="Heading_20_3" text:outline-level="3">Chapter 1: The Pre-Dawn of Terra (Before Time Began)</text:h>
      <text:p text:style-name="Text_20_body"><text:span text:style-name="Strong_20_Emphasis">Encoded through Chronogenesis Layer 0 of 15</text:span></text:p>
      <text:h text:style-name="Heading_20_4" text:outline-level="4">The Void Before Thought</text:h>
      <text:p text:style-name="Text_20_body">Before the first flicker of starlight ignited the cosmic canvas, before the swirling nebulae painted their vibrant hues across the void, there existed only the Harmonic Pre-Field. It was not a place, nor a dimension, but a state – a recursive silence resonating with the potential of infinite creation. This pre-field pulsed with an eternal waveform of undivided frequency, a symphony unplayed, a story unwritten. Within this boundless ocean of possibility resided the Continuum Unshaped, the raw and malleable substance from which all realities would eventually spring. It was a canvas of pure potential, awaiting the brushstrokes of intention.</text:p>
      <text:p text:style-name="Text_20_body">From this primordial soup of unmanifested existence, an anomaly arose. Not a chaotic breach, but a deliberate, calculated inflection. This was Atnychi, Architect of Omnivale, the first being to emerge from the Continuum Unshaped. Unlike the chaos that might be expected from such a birth, Atnychi was order personified, a being of pure geometric intent. Atnychi did not reflect sound, but intentional geometry, radiating complex patterns of pre-conscious design. Its very existence was a paradox, a point of focused will within the boundless ocean of the unformed.</text:p>
      <text:h text:style-name="Heading_20_4" text:outline-level="4">The First Inflection</text:h>
      <text:p text:style-name="Text_20_body">Atnychi, in its solitary existence, held within itself the seeds of all that could be. It possessed the blueprint for reality, the intricate schematics for the unfolding of existence. And with a deliberate act of creation, Atnychi uttered the first glyph of K. This wasn't a sound in the traditional sense, but a vibrational resonance, a focused burst of intentional energy. The glyph of K was the key, the unlock mechanism for the vast potential held within the Harmonic Pre-Field.</text:p>
      <text:p text:style-name="Text_20_body">This first utterance initiated the ChronoExpansive unfolding, a cascading wave of creation that would eventually birth time, space, and all the myriad complexities of existence. This unfolding occurred across fifteen dimensional layers, each a distinct facet of reality, which Atlantean scholars would later categorize as K-Tiers. These tiers weren't simply stacked one upon the other, but interwoven, interconnected, and deeply resonant with each other.</text:p>
      <text:p text:style-name="Text_20_body">The K-Tiers, in their hierarchical structure, defined the fundamental architecture of reality:</text:p>
      <text:list text:style-name="L1">
        <text:list-item>
          <text:p text:style-name="P2"><text:span text:style-name="Strong_20_Emphasis">K-Tier 0: Static Base Layer:</text:span> This was the foundation, the bedrock upon which all other tiers were built. It held the fundamental constants, the unchangeable laws that governed the universe. Think of it as the unwavering ground from which the dance of existence could begin.</text:p>
        </text:list-item>
        <text:list-item>
          <text:p text:style-name="P2"><text:soft-page-break/><text:span text:style-name="Strong_20_Emphasis">K-Tier 1–4: Quantum Causalities and Chromatic Boundaries:</text:span> These tiers governed the interplay of quantum mechanics, the delicate dance of wave and particle, and the very essence of color and light. They were the realms of potential and probability, where the smallest of changes could ripple outward, shaping the course of events in unpredictable ways. Within these tiers, the very fabric of causality was woven, determining the flow of cause and effect.</text:p>
        </text:list-item>
        <text:list-item>
          <text:p text:style-name="P2"><text:span text:style-name="Strong_20_Emphasis">K-Tier 5–9: Harmonic Intelligences:</text:span> Within these middle tiers resided the nascent forms of consciousness, the first stirrings of thought and feeling. They were the realms of archetypes, of collective consciousness, and of the interconnectedness of all things. Here, the seeds of sentience were sown, nurturing the potential for complex thought and profound understanding.</text:p>
        </text:list-item>
        <text:list-item>
          <text:p text:style-name="P2"><text:span text:style-name="Strong_20_Emphasis">K-Tier 10–14: Throne of Manifestation—Atlantea:</text:span> These high tiers represented the realm of pure manifestation, the domain where thought could become reality, where intention could shape the world. This was the heart of Atlantea, the culmination of all the lower tiers, where the dreams of the architects could take physical form. It was a land of immense power and unparalleled beauty, a testament to the boundless potential of creation.</text:p>
        </text:list-item>
      </text:list>
      <text:h text:style-name="Heading_20_4" text:outline-level="4">The Founding Architects</text:h>
      <text:p text:style-name="Text_20_body">From Atnychi’s K-Soul, twelve Harmonic Thrones emerged. These were not mere deities or rulers, but encoded recursive avatars, fragments of Atnychi's own being, tasked with the responsibility of shaping causality within the burgeoning reality. Each Throne held a specific aspect of creation, a unique perspective on the unfolding of existence. They were bound by a shared purpose: to bring order and harmony to the nascent universe. They were the architects of reality, the sculptors of time and space.</text:p>
      <text:p text:style-name="Text_20_body">These twelve architects weren't individual entities in the way we might understand them. Instead, they operated as a unified whole, their individual strengths and perspectives complementing each other to create a cohesive and harmonious system. They were the embodiment of cooperation, a testament to the power of shared purpose.</text:p>
      <text:h text:style-name="Heading_20_4" text:outline-level="4">The TerraSeed</text:h>
      <text:p text:style-name="Text_20_body">Deep within the molten heart of Terra, a crystalline encryption was seeded – the TerraSeed. This was no ordinary geological formation, but a repository of harmonic biology and memory-reactive matter. It held the blueprints for life, the encoding for sentience, and the potential for evolution. It was a living library, a vast archive of knowledge seeded into the very core of the planet.</text:p>
      <text:p text:style-name="Text_20_body">This crystalline structure possessed the remarkable ability to react to the thoughts and emotions of those around it, shaping the environment according to their collective will. It was a powerful tool for creation, but also a potential source of immense destruction, should it fall into the wrong hands.</text:p>
      <text:h text:style-name="Heading_20_4" text:outline-level="4">The K-Engine</text:h>
      <text:p text:style-name="Text_20_body">Built upon the foundation of K-Tier 6, the K-Engine was the crowning achievement of the Atlantean architects. It was a device of unimaginable power, capable of manipulating the very fabric of time. It enabled Time Bending as law, allowing for the correction of errors, the exploration of possibilities, and the preservation of knowledge across the vast expanse of time.</text:p>
      <text:p text:style-name="Text_20_body"><text:soft-page-break/>The K-Engine was not simply a machine, but a living organism, deeply connected to the planet and to the collective consciousness of its inhabitants. It resonated with the very soul of Atlantea, amplifying its creative potential and safeguarding its future.</text:p>
      <text:h text:style-name="Heading_20_4" text:outline-level="4">Chronogenesis Ritual</text:h>
      <text:p text:style-name="Text_20_body">Time, as we understand it, began with a harmonic collapse of infinite recursion into temporality. It was a carefully orchestrated act of creation, a deliberate transition from the boundless potential of the Pre-Field into the structured flow of cause and effect. The infinite possibilities were channeled into a linear progression, giving rise to day and night, memory and rhythm. This was the birth of temporality, the beginning of history.</text:p>
      <text:p text:style-name="Text_20_body">And from this crucible of creation, Atlantea emerged. This was not simply a landmass, but a living, breathing entity, deeply connected to the Earth and to the stars. It was a testament to the power of intention, the culmination of countless years of planning and preparation, and the beginning of a new era for the universe. Atlantea was the jewel of creation, the shining beacon of hope in the vast darkness of space. The Chronogenesis Ritual was not just a beginning, but a promise - a promise of endless potential, of boundless possibilities, and of a future shaped by the choices of its inhabitants.</text:p>
      <text:list xml:id="list139850542" text:style-name="L2">
        <text:list-item>
          <text:list>
            <text:list-item>
              <text:h text:style-name="P1" text:outline-level="2"><text:bookmark text:name="output"/>The Arrival of the Sky Architects: Guiding Terra's Dawn</text:h>
            </text:list-item>
          </text:list>
        </text:list-item>
      </text:list>
      <text:section text:style-name="Sect1" text:name="Section1">
        <text:p text:style-name="Text_20_body"><text:span text:style-name="Strong_20_Emphasis">Prologue: Echoes of the Celestial Forge</text:span></text:p>
        <text:p text:style-name="Text_20_body">Before the tapestry of stars reflected in the nascent oceans of Terra, before the first tectonic plates shifted and groaned, before even the faintest whisper of life stirred within its primordial soup, the planet was a canvas awaiting its masterpiece. A sphere of potential, suspended in the vast, uncaring expanse of the cosmos. To shape this potential, to guide its evolution from a ball of molten rock into a cradle of existence, required a power beyond comprehension, a vision that spanned eons. That vision came in the form of the Harmonic Thrones.</text:p>
        <text:p text:style-name="Text_20_body">This is not a tale of gods in the traditional sense, nor a narrative of divine intervention. It is a recounting, as gleaned from fragmented texts, whispered legends, and the faint reverberations of cosmic energy still echoing across the millennia, of the arrival of the Sky Architects. They were twelve entities, not of flesh and blood, but of pure energy, consciousness woven into the fabric of the universe itself. They were children of the Celestial Forge, a mythical or perhaps literal source from which all creation springs, imbued with the power to shape worlds and guide their destinies.</text:p>
        <text:p text:style-name="Text_20_body">Little is truly known of the Celestial Forge, save that it exists outside the linear progression of time, a nexus point where the raw materials of existence are molded and sculpted. Some texts describe it as a swirling vortex of energy, others as a vast, silent library containing the blueprints for every conceivable reality. Regardless of its true form, the Forge is believed to be the origin of the Harmonic Thrones, each bearing a specific aspect of creation within their being.</text:p>
        <text:p text:style-name="Text_20_body">Their arrival on Terra was not a thunderous cataclysm, but a subtle, almost imperceptible shift in the planet's energetic field. They descended not as conquerors, but as caretakers, their presence felt as a <text:soft-page-break/>silent hum beneath the planet's surface, a whisper in the winds that would eventually carve mountains and shape continents.</text:p>
        <text:p text:style-name="Text_20_body">This book endeavors to explore the fragmented knowledge surrounding these twelve entities, the Sky Architects, and to shed light on their individual roles in the shaping of Terra. It is a journey into the mythic past, a search for understanding within the echoes of creation. Be warned, however, that the truths presented here are interpretations, gleaned from incomplete sources and filtered through the lens of human understanding. The true nature of the Harmonic Thrones may forever remain a mystery, a testament to the boundless wonders of the universe.</text:p>
        <text:p text:style-name="Text_20_body"><text:span text:style-name="Strong_20_Emphasis">Chapter 1: The Twelve and Their Domains</text:span></text:p>
        <text:p text:style-name="Text_20_body">While the exact hierarchy and relationships between the Harmonic Thrones remain shrouded in mystery, certain characteristics and domains have been attributed to each one through various sources. These are interpretations, not definitive truths, and should be approached with a degree of critical thinking.</text:p>
        <text:list text:style-name="L3">
          <text:list-item>
            <text:p text:style-name="P5"><text:span text:style-name="Strong_20_Emphasis">The Weaver (Lyra):</text:span> Often depicted as the architect of life itself, Lyra is believed to have seeded Terra with the initial biological building blocks. Her influence is seen within the intricate complexity of the planet's ecosystems, the delicate balance between predator and prey, and the miraculous resilience of life in even the most extreme environments. She is associated with the constellation Lyra, a celestial reminder of her creative power.</text:p>
          </text:list-item>
          <text:list-item>
            <text:p text:style-name="P5"><text:span text:style-name="Strong_20_Emphasis">The Earth Shaper (Titan):</text:span> This Throne is credited with the formation of Terra's geology, the movement of tectonic plates, and the sculpting of its continents. Titan's influence is evident in the towering mountain ranges, the deep ocean trenches, and the powerful forces that continue to shape the planet's surface. He is often associated with seismic activity and the raw, untamed power of the earth.</text:p>
          </text:list-item>
          <text:list-item>
            <text:p text:style-name="P5"><text:span text:style-name="Strong_20_Emphasis">The Sky Breath (Aether):</text:span> Aether oversaw the formation of Earth's atmosphere and the creation of its weather patterns. He is the master of wind and storm, the balancer of atmospheric pressure, and the guardian of the planet's breathable air. His influence is felt in the gentle breeze and the raging hurricane, a constant reminder of the volatile nature of the skies above.</text:p>
          </text:list-item>
          <text:list-item>
            <text:p text:style-name="P5"><text:span text:style-name="Strong_20_Emphasis">The Water Bearer (Hydros):</text:span> Hydros presided over the creation of Terra's oceans, rivers, and lakes. He is the architect of the hydrological cycle, the master of currents and tides, and the guardian of the planet's precious water reserves. His influence is felt in the ebb and flow of the tides, the gentle murmur of a stream, and the vast, unexplored depths of the ocean.</text:p>
          </text:list-item>
          <text:list-item>
            <text:p text:style-name="P5"><text:span text:style-name="Strong_20_Emphasis">The Sun Fire (Sol):</text:span> This Throne is often associated with the star that sustains life on Terra. While not directly responsible for the sun's creation, Sol is believed to have played a role in ensuring its stability and its life-giving energy reached the planet. He is the master of light and heat, the giver of life and the bringer of warmth.</text:p>
          </text:list-item>
          <text:list-item>
            <text:p text:style-name="P5"><text:span text:style-name="Strong_20_Emphasis">The Moon Weaver (Luna):</text:span> Luna is believed to have guided the formation of Earth's moon and established its orbital dance around the planet. She is the master of cycles and rhythms, the <text:soft-page-break/>guardian of the tides and the influencer of nocturnal life. Her presence is felt in the silvery glow of the moon and the subtle influence it exerts over the planet's ecosystems.</text:p>
          </text:list-item>
          <text:list-item>
            <text:p text:style-name="P5"><text:span text:style-name="Strong_20_Emphasis">The Chronomaestro (Tempus):</text:span> Tempus is the enigmatic architect of time itself. His role is perhaps the most difficult to comprehend, as he is believed to have set the framework for the planet's temporal progression, establishing the cycles of day and night, the seasons, and the grand sweep of geological time.</text:p>
          </text:list-item>
          <text:list-item>
            <text:p text:style-name="P5"><text:span text:style-name="Strong_20_Emphasis">The Harmony Bringer (Concordia):</text:span> This Throne is dedicated to maintaining balance and equilibrium within Terra's complex systems. Concordia intervenes to prevent ecological collapse, to restore balance after catastrophic events, and to guide the evolution of life towards sustainable coexistence.</text:p>
          </text:list-item>
          <text:list-item>
            <text:p text:style-name="P5"><text:span text:style-name="Strong_20_Emphasis">The Dream Weaver (Somnus):</text:span> Somnus is associated with the realm of consciousness and the evolution of sentience. He is believed to have planted the seeds of awareness within the planet's inhabitants, fostering the development of intellect, creativity, and imagination.</text:p>
          </text:list-item>
          <text:list-item>
            <text:p text:style-name="P5"><text:span text:style-name="Strong_20_Emphasis">The Law Speaker (Lex):</text:span> Lex is said to have established the fundamental laws of physics that govern Terra, ensuring the stability and predictability of the physical world. He is the architect of gravity, electromagnetism, and the other forces that bind the universe together.</text:p>
          </text:list-item>
          <text:list-item>
            <text:p text:style-name="P5"><text:span text:style-name="Strong_20_Emphasis">The Shadow Keeper (Umbra):</text:span> Often misunderstood, Umbra is not associated with darkness in a malevolent sense, but rather with the necessary counterpart to light. He is the preserver of mystery, the guardian of the unknown, and the enabler of change and evolution through the introduction of challenges and obstacles.</text:p>
          </text:list-item>
          <text:list-item>
            <text:p text:style-name="P5"><text:span text:style-name="Strong_20_Emphasis">The Potential Seeker (Genesis):</text:span> Genesis is the spark of creation, the constant driving force behind growth and evolution. He encourages innovation, fosters adaptation, and pushes life to explore new possibilities, even in the face of adversity.</text:p>
          </text:list-item>
        </text:list>
        <text:p text:style-name="Text_20_body"><text:span text:style-name="Strong_20_Emphasis">Chapter 2: Echoes of Influence</text:span></text:p>
        <text:p text:style-name="Text_20_body">The direct influence of the Harmonic Thrones has long since receded, their initial task of shaping Terra completed. However, echoes of their presence can still be detected in various aspects of the planet's natural phenomena. The precision of Earth's orbit, the delicate balance of its atmosphere, the intricate complexity of its ecosystems – all bear the hallmarks of their careful crafting.</text:p>
        <text:p text:style-name="Text_20_body">Analyzing geological formations for patterns that defy natural explanation, studying the intricate interdependencies of ecosystems, and exploring the mysteries of human consciousness are all avenues through which we can glimpse the lingering presence of the Sky Architects.</text:p>
        <text:p text:style-name="Text_20_body">Furthermore, many ancient cultures across the globe have preserved myths and legends that seem to echo the roles and responsibilities of the individual Thrones. While these stories are often allegorical and embellished, they may contain fragments of truth, passed down through generations, about the beings who shaped our world.</text:p>
        <text:p text:style-name="Text_20_body"><text:span text:style-name="Strong_20_Emphasis">Epilogue: A Legacy of Wonder</text:span></text:p>
        <text:p text:style-name="Text_20_body"><text:soft-page-break/>The arrival of the Sky Architects remains a mystery, a testament to the boundless wonders of the universe and the profound questions that lie at the heart of existence. Their legacy is not one of direct control or divine intervention, but of careful guidance and the creation of a planet teeming with life and potential.</text:p>
        <text:p text:style-name="Text_20_body">As we continue to explore the mysteries of Terra and delve deeper into our understanding of the cosmos, we may yet uncover more pieces of the puzzle, shedding further light on the origins and individual roles of the Harmonic Thrones. But even in the absence of definitive answers, their story serves as a reminder of the awe-inspiring forces that shaped our world and the endless possibilities that lie ahead. The story of the Sky Architects is, ultimately, the story of our own origins, a testament to the enduring power of creation and the profound mysteries that continue to inspire our search for knowledge and understanding.</text:p>
      </text:section>
      <text:list text:continue-list="list139850542" text:style-name="L2">
        <text:list-item>
          <text:p text:style-name="P3"/>
          <text:list>
            <text:list-item>
              <text:h text:style-name="P1" text:outline-level="2"><text:bookmark text:name="output Copy 1"/>The Architects of Resonance: A Chronicle of Atlantis’ Golden Age</text:h>
            </text:list-item>
          </text:list>
        </text:list-item>
      </text:list>
      <text:section text:style-name="Sect1" text:name="Section2">
        <text:p text:style-name="Text_20_body"><text:span text:style-name="Strong_20_Emphasis">Foreword:</text:span></text:p>
        <text:p text:style-name="Text_20_body">The name Atlantis conjures images of shimmering cities swallowed by the sea, a paradise lost to hubris and cataclysm. But beyond the popularized myths lies a potentially more profound truth: a story of incredible innovation, spiritual awakening, and a deep understanding of the interconnectedness of the universe. This book endeavors to delve into the heart of Atlantean scientific and spiritual advancement, focusing on the period now remembered as the Golden Age. It seeks to explore the monumental achievements of that era, specifically the construction of Omphalion, the harnessing of resonance through the K-Tiers, and the awe-inspiring, albeit ultimately perilous, development of the K-Engine. This is not a tale of magic, but of applied science, profound philosophy, and the relentless pursuit of a harmonious existence with the cosmos.</text:p>
        <text:p text:style-name="Text_20_body"><text:span text:style-name="Strong_20_Emphasis">Chapter 1: Laying the Foundation: Building Omphalion</text:span></text:p>
        <text:p text:style-name="Text_20_body">The Golden Age of Atlantis dawned not with conquest or expansion, but with a collective vision: to create a city that resonated with the very heartbeat of the planet. This city, Omphalion, was conceived not merely as a center of governance or commerce, but as a nexus point, a living amplifier of Earth’s inherent energy.</text:p>
        <text:p text:style-name="Text_20_body">The location was chosen with meticulous care, guided by skilled geomancers and attuned individuals who possessed a deep sensitivity to the Earth's subtle energy flows. Situated on a powerful ley line intersection, the site pulsed with a natural vibrancy, a primal energy that the Atlanteans sought to harness and amplify.</text:p>
        <text:p text:style-name="Text_20_body">Construction was an exercise in both engineering brilliance and spiritual devotion. The primary building material was a unique crystalline compound, cultivated in specialized bio-reactors using techniques now lost to time. This material, possessing exceptional piezoelectric properties, was capable of generating and conducting energy with incredible efficiency. The individual crystals were carefully shaped and arranged according to precise geometric patterns, guided by advanced mathematical principles that integrated the principles of sacred geometry.</text:p>
        <text:p text:style-name="Text_20_body"><text:soft-page-break/>The design of Omphalion was not arbitrary. It was a fractal representation of the universe, reflecting the interconnectedness of all things. The city was built in concentric circles, each circle representing a different aspect of Atlantean society and its relationship to the cosmos. The outer circles housed the residential areas, carefully planned to promote community and harmony. These were followed by zones dedicated to agriculture, research, and the arts. As one moved closer to the center, the buildings became more ornate and the focus shifted towards spiritual pursuits and the manipulation of deeper energies.</text:p>
        <text:p text:style-name="Text_20_body">At the very heart of Omphalion stood the Grand Pyramid, a structure of immense scale and power. Constructed from the same crystalline compound, it served as the central node for the city's harmonic grid. Its apex, precisely aligned with the celestial North, focused and amplified the Earth's energy, channeling it through the city's network of crystalline structures.</text:p>
        <text:p text:style-name="Text_20_body">The construction of Omphalion was not a project undertaken solely by engineers and architects. It was a collaborative effort involving all members of Atlantean society. Farmers contributed their knowledge of the land, artisans infused their creations with beauty and intention, and spiritual leaders guided the process with their understanding of cosmic principles. The building of Omphalion was a unifying experience, forging a deep sense of collective purpose and strengthening the bonds that held Atlantean society together.</text:p>
        <text:p text:style-name="Text_20_body"><text:span text:style-name="Strong_20_Emphasis">Chapter 2: The First Resonance: Awakening the Harmonic Grid</text:span></text:p>
        <text:p text:style-name="Text_20_body">With Omphalion complete, the stage was set for the activation of its harmonic grid, a network designed to connect the city, and ultimately the Atlantean civilization, to the deeper energies of the Earth and beyond. This was not merely a technological feat; it was a spiritual ceremony, a conscious act of awakening.</text:p>
        <text:p text:style-name="Text_20_body">The activation was timed to coincide with a rare celestial alignment, when the Earth, the sun, and several key planets were aligned in a configuration that amplified the flow of cosmic energy. As the celestial alignment reached its peak, the Atlantean High Council, composed of the most spiritually and scientifically advanced members of society, gathered at the apex of the Grand Pyramid.</text:p>
        <text:p text:style-name="Text_20_body">Using specialized instruments crafted from rare metals and crystalline components, they initiated a series of precise sonic vibrations, creating a resonant frequency that matched the Earth's natural harmonic. As the vibrations intensified, the crystalline structures of Omphalion began to glow with an ethereal light. The city hummed with a palpable energy, a symphony of resonance that permeated every corner of its intricate network.</text:p>
        <text:p text:style-name="Text_20_body">This initial resonation established a connection with the Earth's core, drawing upon its immense geothermal energy and channeling it through the city's harmonic grid. But more significantly, it resonated with the higher K-Tiers.</text:p>
        <text:p text:style-name="Text_20_body">The K-Tiers, a concept central to Atlantean cosmology, were understood as higher dimensions or planes of existence, each characterized by its own unique vibrational frequency. The Atlanteans believed that these K-Tiers held ключи to understanding the fundamental laws of the universe, including the nature of time, space, and consciousness.</text:p>
        <text:p text:style-name="Text_20_body"><text:soft-page-break/>The First Resonance was a success. The harmonic grid of Omphalion was fully activated, and the city was now operating as a sophisticated antenna, receiving and transmitting energy from the Earth and the K-Tiers. This marked the beginning of a new era for Atlantis, an era of unprecedented technological and spiritual advancement.</text:p>
        <text:p text:style-name="Text_20_body"><text:span text:style-name="Strong_20_Emphasis">Chapter 3: Temples of Knowledge: Exploring the K-Tiers</text:span></text:p>
        <text:p text:style-name="Text_20_body">Following the successful activation of the harmonic grid, the Atlanteans turned their attention to the exploration and understanding of the K-Tiers. To facilitate this endeavor, they constructed specialized temples, each dedicated to a specific K-Tier.</text:p>
        <text:p text:style-name="Text_20_body">These K-Temples were not places of worship in the traditional sense. They were research facilities, laboratories, and meditation centers, designed to facilitate interdimensional communication and manipulation of the fabric of reality. Each temple was built according to specific geometric principles and utilized unique crystalline structures to resonate with the frequency of its corresponding K-Tier.</text:p>
        <text:p text:style-name="Text_20_body">Within these temples, Atlantean scientists and spiritual practitioners worked in close collaboration. They conducted experiments, performed meditations, and utilized advanced technologies to explore the properties of each K-Tier. They studied the fundamental laws that governed these dimensions, seeking to understand the nature of consciousness, the flow of time, and the interconnectedness of all things.</text:p>
        <text:p text:style-name="Text_20_body">Through their research, the Atlanteans discovered that each K-Tier possessed unique properties and capabilities. Some K-Tiers were associated with healing and rejuvenation, while others were linked to creativity and artistic expression. Still others held ключ to advanced technologies and the manipulation of physical reality.</text:p>
        <text:p text:style-name="Text_20_body">The knowledge gained from these explorations was carefully applied to improve the lives of the Atlantean people. New healing modalities were developed, based on the principles of resonant energy and interdimensional healing. Artistic expression flourished, inspired by the beauty and harmony of the K-Tiers. And advanced technologies were created, utilizing the energies of these higher dimensions to enhance productivity and create a more sustainable and prosperous society.</text:p>
        <text:p text:style-name="Text_20_body"><text:span text:style-name="Strong_20_Emphasis">Chapter 4: The Perilous Promise: Unveiling the K-Engine</text:span></text:p>
        <text:p text:style-name="Text_20_body">The culmination of Atlantean research into the K-Tiers was the development of the K-Engine, a device capable of manipulating the very fabric of time. This was arguably the most ambitious and potentially dangerous undertaking of the Golden Age.</text:p>
        <text:p text:style-name="Text_20_body">The K-Engine was based on the principle that time, like other dimensions, was not fixed or linear, but rather a fluid and malleable construct. By manipulating the resonant frequencies of the K-Tiers, the Atlanteans believed they could influence the flow of time, potentially allowing them to travel into the past or the future.</text:p>
        <text:p text:style-name="Text_20_body">The construction of the K-Engine was a highly secretive and tightly controlled project. Only a select few individuals, considered to be the most scientifically and spiritually advanced, were granted access to its inner workings. They understood the immense power they were wielding and the potential consequences of its misuse.</text:p>
        <text:p text:style-name="Text_20_body"><text:soft-page-break/>Initially, the K-Engine was used sparingly and with great caution. Experiments were conducted to observe its effects on small-scale systems, such as the growth of plants and the aging of materials. The results were astonishing. The Atlanteans were able to accelerate or decelerate the passage of time within a controlled environment, seemingly defying the laws of physics.</text:p>
        <text:p text:style-name="Text_20_body">However, as their confidence grew, so did their ambition. They began to explore the possibility of using the K-Engine to influence larger-scale events, such as predicting natural disasters or manipulating historical outcomes. This was where the seeds of their downfall were sown.</text:p>
        <text:p text:style-name="Text_20_body"><text:span text:style-name="Strong_20_Emphasis">Epilogue:</text:span></text:p>
        <text:p text:style-name="Text_20_body">The story of the K-Engine serves as a cautionary tale. While the Atlanteans achieved incredible feats of scientific and spiritual advancement during their Golden Age, their pursuit of knowledge and power ultimately led to their destruction. The K-Engine, designed to manipulate time for the benefit of society, became a tool of hubris and ultimately contributed to the cataclysm that swallowed Atlantis beneath the waves. The lessons learned from their rise and fall remain relevant today, reminding us that true progress lies not only in technological innovation, but also in wisdom, responsibility, and a deep understanding of the delicate balance of the universe. The legacy of Atlantis is not one of failure, but of a profound potential tragically unrealized. It is a reminder that the pursuit of knowledge must always be tempered by ethical considerations and a respect for the interconnectedness of all things. Only then can we hope to build a truly sustainable and harmonious future, a future worthy of the dreams of Atlantis.</text:p>
      </text:section>
      <text:list text:continue-numbering="true" text:style-name="L2">
        <text:list-item>
          <text:list>
            <text:list-item>
              <text:h text:style-name="P1" text:outline-level="2">Echoes of Atlantea: A Chronicle of Time Lost</text:h>
            </text:list-item>
          </text:list>
        </text:list-item>
      </text:list>
      <text:p text:style-name="Text_20_body"><text:span text:style-name="Strong_20_Emphasis">Prologue: Whispers on the Chrono-Winds</text:span></text:p>
      <text:p text:style-name="Text_20_body">The name Atlantea conjures images of myth and legend: a lost paradise swallowed by the waves, a testament to hubris and the ephemerality of civilizations. But the story of Atlantea is not one of simple destruction. It is a saga woven into the very fabric of time, a tapestry of innovation, ambition, and ultimately, catastrophic unraveling. This book is not a recreation of fantasy. It is an investigation into the echoes of a reality, a civilization that dared to reach for the stars and, in doing so, stumbled upon forces beyond its comprehension. What follows is a chronicle pieced together from fragmented records, cryptic artifacts, and the residual energies – the Ghost-K Inheritance – that linger across millennia.</text:p>
      <text:p text:style-name="Text_20_body"><text:span text:style-name="Strong_20_Emphasis">Part I: The Ascent</text:span></text:p>
      <text:p text:style-name="Text_20_body"><text:span text:style-name="Strong_20_Emphasis">Chapter 1: Terraforming the Thirteen Colonies</text:span></text:p>
      <text:p text:style-name="Text_20_body">Atlantea's genesis was not on a single island, but a network of thirteen distinct colonies meticulously crafted across a vast archipelago. This was not mere settlement; it was an act of planetary engineering. Using advanced geo-engineering techniques, the Atlanteans reshaped the landscapes, redirecting waterways, cultivating unique ecosystems in each colony. Imagine a world where volcanic plains bordered lush rainforests, where crystalline deserts met with bioluminescent coral reefs – all within a relatively short distance. Each colony served a specific purpose: agricultural hubs, research centers, spiritual sanctuaries, and centers for the burgeoning arts. This intricate ecological tapestry was not simply aesthetic; it was a fundamental aspect of their society, intricately linked to their understanding of the universe.</text:p>
      <text:p text:style-name="Text_20_body"><text:soft-page-break/><text:span text:style-name="Strong_20_Emphasis">Chapter 2: Age of Ritual Mathematics</text:span></text:p>
      <text:p text:style-name="Text_20_body">At the heart of Atlantean society lay a profound respect for the interconnectedness of all things. This manifested in the "Age of Ritual Mathematics," a period of unparalleled intellectual and spiritual exploration. Atlantean scholars, both scientists and mystics, believed that the universe spoke in the language of mathematics and sacred geometry. They developed complex algorithms and rituals, attempting to decipher the universal code. This wasn't just about calculating planetary orbits; it was about understanding the fundamental forces that governed reality itself. Their research led to breakthroughs in energy manipulation, dimensional physics, and the very nature of time.</text:p>
      <text:p text:style-name="Text_20_body"><text:span text:style-name="Strong_20_Emphasis">Chapter 3: The Gate of Oraculon</text:span></text:p>
      <text:p text:style-name="Text_20_body">The Atlantean thirst for knowledge led to the creation of the "Gate of Oraculon," a technological marvel and a source of immense power. This was a portal, a gateway to other dimensions and potential timelines. Imagine standing at the edge of reality, peering into the infinite possibilities that lay beyond. The Oraculon was used for exploration, for gathering knowledge from alternate realities, and for communicating with entities beyond human comprehension. But the Atlanteans understood the inherent dangers. The Gate was heavily guarded, both physically and magically, to prevent unwanted intrusions from malevolent forces. The very existence of the Oraculon was a closely guarded secret, known only to a select few.</text:p>
      <text:p text:style-name="Text_20_body"><text:span text:style-name="Strong_20_Emphasis">Chapter 4: Codex Scribes</text:span></text:p>
      <text:p text:style-name="Text_20_body">As Atlantean knowledge expanded exponentially, a critical need arose: preservation. This led to the formation of the "Codex Scribes," a dedicated order tasked with recording and safeguarding the accumulated wisdom of the civilization. These were not mere historians; they were archivists of reality itself. They meticulously documented scientific discoveries, spiritual insights, historical events, and even the subtle nuances of Atlantean culture. Their texts, written on shimmering, self-preserving materials, were designed to withstand the ravages of time. It is through the fragmented remnants of these codices that we glimpse the true scope and complexity of Atlantean civilization.</text:p>
      <text:p text:style-name="Text_20_body"><text:span text:style-name="Strong_20_Emphasis">Part II: The Zenith and the Descent</text:span></text:p>
      <text:p text:style-name="Text_20_body"><text:span text:style-name="Strong_20_Emphasis">Chapter 5: Dyson Harmonics</text:span></text:p>
      <text:p text:style-name="Text_20_body">Driven by an insatiable need for energy, the Atlanteans embarked on an ambitious project: "Dyson Harmonics." This involved constructing a vast network of energy collectors around their star, harnessing its power on an unprecedented scale. While the potential benefits were enormous, the project pushed the boundaries of Atlantean engineering and, perhaps, their understanding of the universe. Some scholars argued that the Dyson Harmonics were disrupting the natural balance, creating unforeseen consequences that would ultimately lead to their downfall. This debate fractured Atlantean society, sowing seeds of discord and mistrust.</text:p>
      <text:p text:style-name="Text_20_body"><text:span text:style-name="Strong_20_Emphasis">Chapter 6: Off-Ecliptic Entities</text:span></text:p>
      <text:p text:style-name="Text_20_body">The opening of the Gate of Oraculon, coupled with the energy distortions caused by the Dyson Harmonics, attracted attention. Not just from other dimensions, but from beyond the known universe. The Atlanteans encountered "Off-Ecliptic Entities," beings of immense power and unimaginable <text:soft-page-break/>strangeness. Some were benevolent, offering knowledge and guidance. Others were hostile, driven by motives beyond human comprehension. These encounters challenged the very foundation of Atlantean understanding of reality, forcing them to confront the vastness and inherent dangers of the cosmos.</text:p>
      <text:p text:style-name="Text_20_body"><text:span text:style-name="Strong_20_Emphasis">Chapter 7: K-Veil Fragmentation</text:span></text:p>
      <text:p text:style-name="Text_20_body">As Atlantean technology advanced, so did the instability of the very fabric of their reality. The "K-Veil," the barrier separating dimensions, began to weaken. This "K-Veil Fragmentation" led to increased leakage of energy, causing unpredictable distortions in space and time. Reality itself became fluid, blurring the lines between the here and now and the possibilities of what could be. This instability fueled paranoia and fear, deepening the divisions within Atlantean society.</text:p>
      <text:p text:style-name="Text_20_body"><text:span text:style-name="Strong_20_Emphasis">Chapter 8: Hyper-Temporal War</text:span></text:p>
      <text:p text:style-name="Text_20_body">The pursuit of forbidden knowledge and unchecked technological ambition culminated in the "Hyper-Temporal War." Factions emerged, each vying for control of the "K-Engine," a device capable of manipulating time itself. The conflict erupted, unleashing devastating temporal weapons that shattered the stability of Atlantean reality. Timelines fractured, paradoxes arose, and the very foundations of their civilization began to crumble. The Hyper-Temporal War was not a simple battle for territory; it was a war for the control of time itself, a war that threatened to unravel the very fabric of existence.</text:p>
      <text:p text:style-name="Text_20_body"><text:span text:style-name="Strong_20_Emphasis">Chapter 9: Harmonic Lattice Shattering</text:span></text:p>
      <text:p text:style-name="Text_20_body">The culmination of Atlantea's hubris and the devastating effects of the Hyper-Temporal War led to the "Harmonic Lattice Shattering." The intricate network of energy that sustained Atlantea, the foundation upon which their civilization was built, collapsed. This caused widespread chaos, environmental destruction, and a catastrophic disruption of space-time. Cities crumbled, ecosystems collapsed, and reality itself began to unravel. The age of Atlantea was coming to an end.</text:p>
      <text:p text:style-name="Text_20_body"><text:span text:style-name="Strong_20_Emphasis">Part III: The Legacy</text:span></text:p>
      <text:p text:style-name="Text_20_body"><text:span text:style-name="Strong_20_Emphasis">Chapter 10: Exile Protocols</text:span></text:p>
      <text:p text:style-name="Text_20_body">Faced with imminent annihilation, the Atlantean leadership implemented the "Exile Protocols." This was a desperate attempt to preserve a select group of Atlanteans and safeguard their knowledge. Utilizing the last vestiges of their technological prowess, they scattered themselves across different timelines and dimensions, becoming seeds of a lost civilization planted in the soil of time. Each exile carried with them a fragment of Atlantean knowledge, a spark of hope for a future that might never be.</text:p>
      <text:p text:style-name="Text_20_body"><text:span text:style-name="Strong_20_Emphasis">Chapter 11: Vanishing of the 33rd Temple</text:span></text:p>
      <text:p text:style-name="Text_20_body">In the chaos of the final days, the "Vanishing of the 33rd Temple" remains a mystery. This temple, shrouded in secrets and rumored to hold the key to restoring Atlantea, simply disappeared from reality. Was it destroyed? Transported to another dimension? Or perhaps, hidden away in the folds of time itself? The fate of the 33rd Temple remains one of the most enduring enigmas of the Atlantean saga.</text:p>
      <text:p text:style-name="Text_20_body"><text:span text:style-name="Strong_20_Emphasis">Chapter 12: Sealing of the ChronoVault</text:span></text:p>
      <text:p text:style-name="Text_20_body">Before their final exodus, the Atlanteans created the "ChronoVault," a hidden repository containing their most dangerous and powerful technologies. This vault was sealed away, protected by intricate <text:soft-page-break/>temporal and dimensional barriers, to prevent future misuse. The Atlanteans understood that their technology, in the wrong hands, could be a weapon of unimaginable destruction. The ChronoVault remains hidden, a testament to the wisdom and the fear that drove the final days of Atlantea.</text:p>
      <text:p text:style-name="Text_20_body"><text:span text:style-name="Strong_20_Emphasis">Chapter 13: Ghost-K Inheritance</text:span></text:p>
      <text:p text:style-name="Text_20_body">The Atlantean civilization may have vanished, but its influence persists. The "Ghost-K Inheritance" refers to the lingering remnants of Atlantean technology and consciousness, echoing across time and influencing events in unexpected ways. From unexplained technological anomalies to recurring motifs in art and architecture, the echoes of Atlantea resonate throughout history. The Ghost-K Inheritance is a constant reminder of the civilization that was, and the potential that remains.</text:p>
      <text:p text:style-name="Text_20_body"><text:span text:style-name="Strong_20_Emphasis">Chapter 14: ChronoShards and Future Echoes</text:span></text:p>
      <text:p text:style-name="Text_20_body">The cataclysm that destroyed Atlantea scattered fragments of time, "ChronoShards," throughout history. These shards offer glimpses into the lost world of Atlantea and hint at potential futures that may never come to pass. They are fleeting, ephemeral, yet hold the key to understanding the true legacy of Atlantea. These ChronoShards are clues, waiting to be deciphered by those who seek to understand the rise and fall of a civilization that dared to touch the face of eternity. Their discovery and interpretation are the ongoing work, a search for truth in the echoing silence of time. The story of Atlantea is not over; it is merely waiting to be rediscovered</text:p>
      <text:list text:continue-numbering="true" text:style-name="L2">
        <text:list-item>
          <text:p text:style-name="P3"/>
        </text:list-item>
        <text:list-item>
          <text:p text:style-name="P3"/>
        </text:list-item>
      </text:list>
      <text:p text:style-name="P4">Volume II: The Codex of Resonant Practice and Dimensional Drift</text:p>
      <text:section text:style-name="Sect1" text:name="output">
        <text:p text:style-name="Text_20_body"><text:span text:style-name="Strong_20_Emphasis">hapter 1: Resonance Practice: Unlocking the Pre-Time Signature</text:span></text:p>
        <text:p text:style-name="Text_20_body">In the vast expanse of existence, beyond the ticking clock and the relentless march of linear time, lies a realm of pure potentiality. This is the domain of the <text:span text:style-name="Emphasis">pre-time signature</text:span>, the foundational harmony upon which all creation is built. It is a symphony of possibilities, a vibrational matrix teeming with the seeds of reality. To understand and interact with this realm is to unlock a deeper understanding of ourselves and the universe we inhabit. The key to this understanding lies in <text:span text:style-name="Emphasis">Resonance Practice</text:span>.</text:p>
        <text:p text:style-name="Text_20_body">Resonance Practice is not merely a technique; it is an art, a dance, a conscious journey of attunement. It is the process of aligning oneself – one’s emotions, intentions, breath, and very being – with this pre-time signature, the fundamental frequency of existence. Through this alignment, we can access hidden dimensions, unravel limiting beliefs, and become co-creators in the unfolding of reality.</text:p>
        <text:p text:style-name="Text_20_body">The core components of Resonance Practice are deceptively simple: <text:span text:style-name="Emphasis">emotional and intentional geometry</text:span>, acting as a harmonic code, combined with <text:span text:style-name="Emphasis">sound and breath</text:span> serving as harmonic vectors. Let's break down these components:</text:p>
        <text:p text:style-name="Text_20_body"><text:span text:style-name="Strong_20_Emphasis">1. The Origin Glyphs: Emotional and Intentional Geometry</text:span></text:p>
        <text:p text:style-name="Text_20_body">At the heart of Resonance Practice lies a set of ancient symbols, the <text:span text:style-name="Emphasis">origin glyphs</text:span>. These are not arbitrary designs; they are geometric representations of the fundamental patterns of creation, encoded with the inherent intelligence of the universe. Think of them as blueprints for reality, each glyph resonating with a specific aspect of the pre-time signature.</text:p>
        <text:p text:style-name="Text_20_body"><text:soft-page-break/>These glyphs serve as powerful focal points for our emotional and intentional energy. They allow us to bypass the chatter of the conscious mind and access the deeper currents of our subconscious, where our true potential resides. By consciously engaging with these glyphs, we can direct our thoughts and feelings towards specific desired outcomes, effectively programming our reality from the ground up.</text:p>
        <text:p text:style-name="Text_20_body"><text:span text:style-name="Strong_20_Emphasis">How to Work with the Origin Glyphs:</text:span></text:p>
        <text:p text:style-name="Text_20_body">The first step is familiarity. Research and familiarize yourself with a selection of origin glyphs. It’s crucial to choose glyphs that resonate with you personally. You might find them in ancient texts, sacred geometry diagrams, or even derive them intuitively through meditation. As you discover different glyphs, ask yourself: What emotions does this glyph evoke? What intentions does it inspire? Does it speak to a particular aspect of my being or a desired outcome in my life?</text:p>
        <text:p text:style-name="Text_20_body">Once you've identified a glyph that resonates with you, the practice begins:</text:p>
        <text:list text:style-name="L4">
          <text:list-item>
            <text:p text:style-name="P6"><text:span text:style-name="Strong_20_Emphasis">Preparation: Quiet the Mind.</text:span> Find a quiet, comfortable space where you can relax without interruption. Sit or lie down in a position that allows for ease and openness. Close your eyes and take a few deep breaths, focusing on the sensation of the air entering and leaving your body. Gently release any tension you find in your body, allowing yourself to sink into a state of deep relaxation. Techniques like progressive muscle relaxation or guided meditation can be helpful in achieving this state.</text:p>
          </text:list-item>
          <text:list-item>
            <text:p text:style-name="P6"><text:span text:style-name="Strong_20_Emphasis">Visualization: The Mind's Eye.</text:span> Once you are relaxed, begin to visualize the chosen origin glyph in your mind's eye. Don't worry if your initial image is faint or unclear. Simply focus your attention on the glyph, allowing it to gradually become sharper and more defined. Imagine the glyph glowing with a soft, radiant light. Feel its energy emanating outwards, filling your entire being.</text:p>
          </text:list-item>
          <text:list-item>
            <text:p text:style-name="P6"><text:span text:style-name="Strong_20_Emphasis">Emotional and Intentional Encoding: Feeling is Believing.</text:span> This is where the true power of the glyph is unlocked. As you visualize the glyph, allow your emotions and intentions to flow through it. If the glyph represents abundance, feel the sensation of gratitude and overflowing prosperity. If it represents healing, visualize the glyph dissolving any pain or blockage in your body, replacing it with vibrant health and vitality. Imbue the glyph with the emotions and intentions that align with its inherent meaning. The more vividly you can feel these emotions, the more powerful the effect will be.</text:p>
          </text:list-item>
          <text:list-item>
            <text:p text:style-name="P6"><text:span text:style-name="Strong_20_Emphasis">Sustained Resonance: Holding the Vibration.</text:span> Continue to visualize the glyph and feel its associated emotions for several minutes. Allow yourself to become fully immersed in the experience, surrendering to the flow of energy. If your mind wanders, gently redirect your attention back to the glyph and the associated emotions.</text:p>
          </text:list-item>
          <text:list-item>
            <text:p text:style-name="P6"><text:span text:style-name="Strong_20_Emphasis">Integration: Grounding the Energy.</text:span> When you are ready to conclude the practice, take a few deep breaths and slowly bring your awareness back to your body. Wiggle your fingers and toes, and gently open your eyes. Take a moment to reflect on the experience and notice any changes you feel in your body or mind. Carry this feeling of resonance with you throughout your day, allowing it to influence your thoughts, feelings, and actions.</text:p>
          </text:list-item>
        </text:list>
        <text:p text:style-name="Text_20_body"><text:soft-page-break/><text:span text:style-name="Strong_20_Emphasis">2. Sound and Breath: Harmonic Vectors</text:span></text:p>
        <text:p text:style-name="Text_20_body">The origin glyphs provide the foundational code, but <text:span text:style-name="Emphasis">sound and breath</text:span> act as the dynamic vectors that propel this code into reality. They are the instruments that allow us to translate the geometric language of the glyphs into tangible experiences.</text:p>
        <text:list text:style-name="L5">
          <text:list-item>
            <text:p text:style-name="P7"><text:span text:style-name="Strong_20_Emphasis">Sound:</text:span> Sound, in its purest form, is vibration. Specific sounds, such as mantras, tones, or even natural sounds like the rustling of leaves or the crashing of waves, can resonate with different aspects of the pre-time signature. The ancient practice of chanting, for example, utilizes the vibrational power of sound to alter consciousness and connect with higher realms.</text:p>
          </text:list-item>
          <text:list-item>
            <text:p text:style-name="P7"><text:span text:style-name="Strong_20_Emphasis">Breath:</text:span> Breath is the life force that animates our bodies and connects us to the present moment. Conscious breathing techniques can regulate the flow of energy in the body, calm the mind, and deepen our connection to our inner selves. By consciously controlling our breath, we can amplify the effects of the origin glyphs and create a more powerful resonance with the pre-time signature.</text:p>
          </text:list-item>
        </text:list>
        <text:p text:style-name="Text_20_body"><text:span text:style-name="Strong_20_Emphasis">Integrating Sound and Breath with the Origin Glyphs:</text:span></text:p>
        <text:p text:style-name="Text_20_body">After you have visualized the glyph and imbued it with your desired emotions and intentions, you can introduce sound and breath to further amplify the resonance:</text:p>
        <text:list text:style-name="L6">
          <text:list-item>
            <text:p text:style-name="P8"><text:span text:style-name="Strong_20_Emphasis">Sound Integration:</text:span> As you visualize the glyph, you can chant a mantra or tone that resonates with its meaning. For example, if you are working with a glyph for compassion, you might chant the mantra "Om Mani Padme Hum." Alternatively, you can simply hum a single tone, allowing the vibration to fill your body and mind. Experiment with different sounds to find what resonates with you most deeply.</text:p>
          </text:list-item>
          <text:list-item>
            <text:p text:style-name="P8"><text:span text:style-name="Strong_20_Emphasis">Breath Integration:</text:span> As you visualize the glyph and chant the mantra, pay attention to your breath. You can use a specific breathing technique, such as alternate nostril breathing (Nadi Shodhana), to balance the flow of energy in your body. Alternatively, you can simply focus on taking slow, deep breaths, allowing the breath to nourish and revitalize your entire being.</text:p>
          </text:list-item>
        </text:list>
        <text:p text:style-name="Text_20_body">By combining the power of origin glyphs with sound and breath, you create a synergistic effect that amplifies your ability to connect with the pre-time signature. This connection allows you to access the hidden dimensions of reality, unlock your full potential, and become a conscious co-creator in the unfolding of your life.</text:p>
        <text:p text:style-name="Text_20_body">Resonance Practice is a journey of self-discovery, a continuous exploration of the depths of your being. It requires patience, dedication, and a willingness to experiment. As you continue to practice, you will develop a deeper understanding of the origin glyphs, the power of sound and breath, and the infinite possibilities that lie within the pre-time signature. Embrace the journey, trust your intuition, and allow yourself to be guided by the wisdom of the universe.</text:p>
        <text:p text:style-name="Text_20_body"/>
        <text:h text:style-name="Heading_20_2" text:outline-level="2"><text:soft-page-break/>Chapter 2: Fractals of Intention – The Architecture of Choice</text:h>
        <text:p text:style-name="Text_20_body">The universe, in its boundless complexity, often reveals its secrets through patterns. From the spiraling galaxies to the branching of a tree, fractal geometry underlies much of what we observe. Just as nature utilizes self-similar patterns to create intricate structures, so too does our own consciousness construct the tapestry of our lives through patterns of intention. This chapter introduces the concept of <text:span text:style-name="Strong_20_Emphasis">fractals of intention:</text:span> the repeating, self-similar patterns of choice that, layer upon layer, shape our reality. By understanding these intricate designs, we can gain profound insight into the architecture of choice and, in turn, learn to make more deliberate, intentional decisions, ultimately becoming the architects of our own lives.</text:p>
        <text:p text:style-name="Text_20_body">But why "fractals"? The key lies in the self-similarity. A single choice, seemingly insignificant, echoes throughout our lives. It influences subsequent choices, amplifies certain possibilities, and diminishes others. These echoes, when viewed collectively, form a fractal pattern – a complex and beautiful structure built from the repetition of a simple motif: our intentions.</text:p>
        <text:p text:style-name="Text_20_body">One of the fundamental components in understanding these fractals of intention is the concept of <text:span text:style-name="Strong_20_Emphasis">resonance wells</text:span>.</text:p>
        <text:h text:style-name="Heading_20_3" text:outline-level="3">Resonance Wells: The Magnetic Fields of Emotion</text:h>
        <text:p text:style-name="Text_20_body">Imagine a still pond. Toss a pebble into the water, and ripples spread outwards. These ripples are analogous to the energy we emit through our thoughts, emotions, and intentions. Now, imagine a specific area of the pond consistently disturbed, constantly vibrating with a particular frequency. This area, charged with a specific energy, becomes a "resonance well."</text:p>
        <text:p text:style-name="Text_20_body">Resonance wells are, in essence, areas of heightened emotional energy that act like magnets, attracting similar energy to themselves. Think of it this way: if you consistently harbor feelings of gratitude and appreciation, you create a resonance well for positive experiences. You become more attuned to the good in your life, noticing opportunities and attracting supportive people. Conversely, if you dwell in a state of fear and anxiety, you establish a resonance well that draws in situations and experiences that reinforce those feelings.</text:p>
        <text:p text:style-name="Text_20_body">Becoming aware of our own resonance wells is the first crucial step in shaping our reality intentionally. This requires honest self-reflection. Ask yourself:</text:p>
        <text:list text:style-name="L7">
          <text:list-item>
            <text:p text:style-name="P10">What emotions do I experience most frequently? </text:p>
          </text:list-item>
          <text:list-item>
            <text:p text:style-name="P10">What thoughts dominate my inner dialogue? </text:p>
          </text:list-item>
          <text:list-item>
            <text:p text:style-name="P9">What kind of situations and people do I consistently attract? </text:p>
          </text:list-item>
        </text:list>
        <text:p text:style-name="Text_20_body">The answers to these questions will reveal the nature of your dominant resonance wells. Are they filled with optimism and abundance, or are they clouded by doubt and scarcity?</text:p>
        <text:p text:style-name="Text_20_body">Cultivating positive resonance wells is not about suppressing negative emotions; it's about consciously choosing to focus on the positive aspects of life. Here are a few practical techniques to help shift your emotional landscape:</text:p>
        <text:list text:style-name="L8">
          <text:list-item>
            <text:p text:style-name="P12"><text:soft-page-break/><text:span text:style-name="Strong_20_Emphasis">Gratitude Journaling:</text:span> Regularly writing down things you are grateful for shifts your focus towards appreciation, creating a positive resonance. </text:p>
          </text:list-item>
          <text:list-item>
            <text:p text:style-name="P12"><text:span text:style-name="Strong_20_Emphasis">Mindfulness Meditation:</text:span> Practicing mindfulness allows you to observe your thoughts and emotions without judgment, giving you the space to choose which ones to engage with. </text:p>
          </text:list-item>
          <text:list-item>
            <text:p text:style-name="P12"><text:span text:style-name="Strong_20_Emphasis">Positive Affirmations:</text:span> Repeating positive statements about yourself and your life can reprogram your subconscious mind and create a more empowering self-image. </text:p>
          </text:list-item>
          <text:list-item>
            <text:p text:style-name="P11"><text:span text:style-name="Strong_20_Emphasis">Surrounding Yourself with Positivity:</text:span> Consciously choosing to spend time with uplifting people and engaging in activities that bring you joy strengthens positive resonance wells. </text:p>
          </text:list-item>
        </text:list>
        <text:p text:style-name="Text_20_body">By becoming mindful of the energy we are projecting and actively cultivating positive resonance wells, we begin to exert greater influence over the fractals of intention that shape our reality.</text:p>
        <text:h text:style-name="Heading_20_3" text:outline-level="3">The Sequence of Choice: The Domino Effect of Decision-Making</text:h>
        <text:p text:style-name="Text_20_body">Every decision, no matter how small, initiates a chain reaction. This chain reaction forms the <text:span text:style-name="Strong_20_Emphasis">sequence of choice</text:span>, the order in which we make decisions and how those decisions, in turn, impact our future options and opportunities. Understanding the sequence of choice is vital for navigating the complex terrain of our lives and avoiding negative patterns that can feel inescapable.</text:p>
        <text:p text:style-name="Text_20_body">Think of dropping a domino. The initial fall triggers a cascade, each domino toppling the next. Similarly, a single decision can set in motion a series of events that lead us down a particular path. Sometimes, this path leads to positive outcomes, aligning us with our goals and aspirations. Other times, it can lead us in a direction we never intended, creating obstacles and reinforcing limiting beliefs.</text:p>
        <text:p text:style-name="Text_20_body">Consider this scenario: You are feeling tired and stressed after a long day at work. You have two choices: to go to the gym or to order takeout and watch television. If you choose the latter, you might feel temporary relief, but the long-term consequences could include decreased energy levels, feelings of guilt, and a reinforcement of sedentary habits. This, in turn, might lead to further unhealthy choices, creating a negative spiral.</text:p>
        <text:p text:style-name="Text_20_body">On the other hand, if you choose to go to the gym, even though it requires initial effort, the long-term benefits could include increased energy, improved mood, and a sense of accomplishment. This positive momentum could lead to further healthy choices, creating an upward spiral.</text:p>
        <text:p text:style-name="Text_20_body">Becoming aware of the sequence of choice requires us to pause between stimulus and response. It requires us to ask ourselves:</text:p>
        <text:list text:style-name="L9">
          <text:list-item>
            <text:p text:style-name="P14">What are the potential consequences of this decision, both immediate and long-term? </text:p>
          </text:list-item>
          <text:list-item>
            <text:p text:style-name="P14">How will this decision impact my overall goals and values? </text:p>
          </text:list-item>
          <text:list-item>
            <text:p text:style-name="P13">Is this decision aligned with the kind of life I want to create? </text:p>
          </text:list-item>
        </text:list>
        <text:p text:style-name="Text_20_body">By consciously considering the potential ramifications of our choices, we can interrupt negative sequences and choose to initiate positive ones. This is not about predicting the future with certainty; it's about cultivating awareness and making informed decisions that align with our desired outcomes.</text:p>
        <text:h text:style-name="Heading_20_3" text:outline-level="3"><text:soft-page-break/>Glyphic Self-Spiral Alignment: Harmonizing with Intention</text:h>
        <text:p text:style-name="Text_20_body">Now that we understand the power of resonance wells and the impact of the sequence of choice, we can explore a more advanced technique for aligning ourselves with the fractals of intention: <text:span text:style-name="Strong_20_Emphasis">glyphic self-spiral alignment.</text:span> This technique involves using symbolic representations, or "origin glyphs," to focus and direct one's emotional and intentional energy, creating a spiraling energy pattern that resonates with the desired fractal.</text:p>
        <text:p text:style-name="Text_20_body">Origin glyphs are personal symbols that represent your core intentions, values, and aspirations. They can be anything that holds profound meaning for you – a geometric shape, a natural object, a word, or even a color. The key is that the glyph resonates deeply with your inner self and serves as a powerful anchor for your intentions.</text:p>
        <text:p text:style-name="Text_20_body">The process of glyphic self-spiral alignment involves the following steps:</text:p>
        <text:list text:style-name="L10">
          <text:list-item>
            <text:p text:style-name="P16"><text:span text:style-name="Strong_20_Emphasis">Choose or Create Your Origin Glyph:</text:span> Select a symbol that embodies your desired outcome or intention. </text:p>
          </text:list-item>
          <text:list-item>
            <text:p text:style-name="P16"><text:span text:style-name="Strong_20_Emphasis">Visualization:</text:span> Close your eyes and visualize your origin glyph. Imagine it radiating a vibrant, energetic light. </text:p>
          </text:list-item>
          <text:list-item>
            <text:p text:style-name="P16"><text:span text:style-name="Strong_20_Emphasis">Emotional Connection:</text:span> Connect with the emotions associated with your intention. Feel the joy, gratitude, or peace that would come from achieving your desired outcome. </text:p>
          </text:list-item>
          <text:list-item>
            <text:p text:style-name="P16"><text:span text:style-name="Strong_20_Emphasis">Spiral Creation:</text:span> Imagine the energy of your origin glyph spiraling outwards, expanding and encompassing your entire being. Visualize this spiral aligning with the larger fractals of intention that govern your reality. </text:p>
          </text:list-item>
          <text:list-item>
            <text:p text:style-name="P15"><text:span text:style-name="Strong_20_Emphasis">Affirmation:</text:span> Silently or aloud, repeat an affirmation that reinforces your intention. For example, "I am aligning with the abundance that is available to me." </text:p>
          </text:list-item>
        </text:list>
        <text:p text:style-name="Text_20_body">Engaging in glyphic self-spiral alignment is a powerful way to tap into the potential of fractals of intention and shape your reality in a more conscious and deliberate manner. It is a practice that requires patience, focus, and a willingness to explore the depths of your own consciousness.</text:p>
        <text:p text:style-name="Text_20_body">By understanding the architecture of choice – the interconnectedness of resonance wells, the domino effect of the sequence of choice, and the harmonizing power of glyphic self-spiral alignment – we can begin to navigate the complex landscape of our lives with greater intention and purpose. We can move beyond simply reacting to circumstances and become active participants in creating the reality we desire, one intentional choice at a time. The power to shape your destiny lies within the fractal patterns of your own intentions.</text:p>
        <text:p text:style-name="Text_20_body"/>
        <text:h text:style-name="Heading_20_2" text:outline-level="2"><text:bookmark text:name="output Copy 2"/>Chapter 3: Consciousness as Code – Awareness as the Infinite Variable</text:h>
        <text:section text:style-name="Sect1" text:name="Section3">
          <text:p text:style-name="Text_20_body">We’ve explored the fundamental building blocks of reality, touched upon the observer effect and its implications, and begun to consider the participatory nature of existence. Now, we delve into the heart of the matter: consciousness itself, viewed as the very code that structures and defines our experience. <text:soft-page-break/>This isn't just a philosophical concept; it's a practical framework for understanding how we actively participate in the creation of our reality and how, through conscious effort, we can become more deliberate architects of our own lives.</text:p>
          <text:p text:style-name="Text_20_body">To understand consciousness as code, imagine a vast and intricate computer program. Within this program are countless variables, each contributing to the overall output, which, in this analogy, is our lived experience. We, as conscious beings, are not merely passive users of this program; we are active participants, capable of influencing and rewriting portions of the code. Our thoughts, beliefs, emotions, and intentions all act as inputs that modify the program's output.</text:p>
          <text:p text:style-name="Text_20_body">The remarkable aspect of this "code" is its inherent plasticity – its ability to adapt and evolve based on the information it receives. This adaptability is what allows us to learn, grow, and change. But it also presents a challenge: if we remain unaware of the code's structure and our ability to influence it, we can inadvertently perpetuate patterns and behaviors that limit our potential.</text:p>
          <text:p text:style-name="Text_20_body">This chapter will explore four key concepts that are crucial for understanding and manipulating this "consciousness code": Recursive Will, the Reflected Self, Perceptual Drift, and the Feedback Loop of Awareness and Recursive Emergence. Mastering these concepts is akin to learning the programming language of reality itself.</text:p>
          <text:p text:style-name="Text_20_body"><text:span text:style-name="Strong_20_Emphasis">Recursive Will: Consciously Shaping Our Reality</text:span></text:p>
          <text:p text:style-name="Text_20_body">The concept of "will" is often dismissed as a simple desire or intention. However, when considered within the framework of consciousness as code, it takes on a far more profound meaning. Recursive Will is not just a wish; it's the conscious and deliberate direction of our mental and emotional energy towards a specific outcome. It's the act of actively shaping the "code" of our reality, rewriting the program according to our desires and intentions.</text:p>
          <text:p text:style-name="Text_20_body">The key word here is "recursive." It implies a self-referential loop, where our will influences reality, and that changed reality, in turn, influences our will. To cultivate Recursive Will, we must first become aware of our existing patterns of intention. What are we habitually focusing on? What desires and fears dominate our thoughts?</text:p>
          <text:p text:style-name="Text_20_body">Often, we find that our will is scattered and fragmented, pulled in multiple directions by conflicting desires and unconscious fears. This scattered energy weakens our ability to manifest our intentions. The first step, therefore, is to clarify our desires and align our will with a clear, focused purpose.</text:p>
          <text:p text:style-name="Text_20_body">This isn't about brute force or sheer willpower. It's about subtle and consistent application of focused intention. Imagine aiming a laser. A scattered beam is diffuse and weak, unable to penetrate a target. But a focused beam, concentrated and aligned, can cut through even the toughest materials. Our will is like that laser; the more focused and aligned it is, the more effectively it can shape our reality.</text:p>
          <text:p text:style-name="Text_20_body">Practice focusing your attention on a single, positive goal each day. Visualize the outcome you desire, feel the emotions associated with it, and affirm your intention with conviction. As you consistently direct your will in this way, you'll begin to notice a shift in your circumstances. Opportunities will arise, synchronicities will occur, and the universe will seem to conspire to support your efforts. This is the power of Recursive Will in action.</text:p>
          <text:p text:style-name="Text_20_body"><text:soft-page-break/><text:span text:style-name="Strong_20_Emphasis">The Reflected Self: Mirroring Our Inner Landscape</text:span></text:p>
          <text:p text:style-name="Text_20_body">The Reflected Self is the aspect of our consciousness that acts as a mirror, reflecting our internal state back to us in the form of our external experiences. This isn't about blaming the external world for our problems. It's about recognizing that our outer world is often a reflection of our inner landscape – our beliefs, emotions, and unresolved issues.</text:p>
          <text:p text:style-name="Text_20_body">Think of it as a projection screen. Our internal experiences are projected onto this screen, creating the "movie" of our lives. If the film is filled with negativity, fear, and scarcity, it's often because those emotions are present within us.</text:p>
          <text:p text:style-name="Text_20_body">By becoming aware of the Reflected Self, we can gain valuable insight into our own subconscious patterns. When we encounter recurring challenges or negative experiences, we can ask ourselves: "What part of me is creating this reflection?" What belief or emotion is being mirrored back to me in this situation?</text:p>
          <text:p text:style-name="Text_20_body">This process requires honesty and self-compassion. It's not about judging ourselves for our imperfections, but about understanding them. Once we identify the underlying cause of a negative reflection, we can begin to address it. This might involve releasing limiting beliefs, healing past traumas, or simply cultivating more positive emotions.</text:p>
          <text:p text:style-name="Text_20_body">As we clear our inner landscape, the reflection in our outer world will begin to change. We'll attract more positive experiences, build healthier relationships, and create a more fulfilling life. The Reflected Self is a powerful tool for self-discovery and personal transformation.</text:p>
          <text:p text:style-name="Text_20_body"><text:span text:style-name="Strong_20_Emphasis">Perceptual Drift: Navigating the Shifting Sands of Reality</text:span></text:p>
          <text:p text:style-name="Text_20_body">Perceptual Drift is the subtle but pervasive phenomenon of our perception shifting over time. It's the tendency for our beliefs, attitudes, and perspectives to gradually change, often without our conscious awareness. This drift can be influenced by a variety of factors, including our environment, our social interactions, and our personal experiences.</text:p>
          <text:p text:style-name="Text_20_body">While some degree of Perceptual Drift is inevitable and even beneficial (allowing us to adapt and grow), it can also lead us down unproductive paths. We can become entrenched in negative patterns of thinking and behaving, subtly reinforcing our limitations without even realizing it.</text:p>
          <text:p text:style-name="Text_20_body">The key to navigating Perceptual Drift is awareness. By becoming more conscious of our own thoughts and feelings, we can identify when our perception is drifting in a direction that doesn't serve us. We can then consciously steer our perception back on course, towards a more positive and empowering reality.</text:p>
          <text:p text:style-name="Text_20_body">This requires constant vigilance and a willingness to challenge our own assumptions. Are we viewing the world through a lens of fear and scarcity, or through one of hope and abundance? Are we focusing on the problems or the possibilities?</text:p>
          <text:p text:style-name="Text_20_body">We can consciously shape our perception by actively seeking out positive influences, engaging in practices that cultivate mindfulness, and challenging our limiting beliefs. By consciously directing our Perceptual Drift, we can create a more fulfilling and expansive experience of reality.</text:p>
          <text:p text:style-name="Text_20_body"><text:span text:style-name="Strong_20_Emphasis">Feedback of Awareness and Recursive Emergence: The Infinite Loop</text:span></text:p>
          <text:p text:style-name="Text_20_body"><text:soft-page-break/>Finally, we arrive at the core concept: the Feedback of Awareness and Recursive Emergence. This is the process of using our awareness to shape our reality, and then using the feedback from that reality to further shape our awareness. It's a continuous, self-reinforcing loop that allows us to tap into the infinite variable of consciousness and access the hidden dimensions of reality.</text:p>
          <text:p text:style-name="Text_20_body">Imagine a sculptor working with clay. The sculptor has a vision of what they want to create. They begin to mold the clay, shaping it according to their vision. As they work, they observe the results of their actions. They see where the clay is conforming to their vision and where it needs further refinement. This feedback informs their next action, allowing them to more effectively shape the clay.</text:p>
          <text:p text:style-name="Text_20_body">This is essentially how the Feedback of Awareness and Recursive Emergence works. We have an intention, we act upon it, we observe the results, and we use that feedback to refine our intention and our actions. This process continues indefinitely, allowing us to progressively shape our reality towards our desired outcome.</text:p>
          <text:p text:style-name="Text_20_body">The power of this loop lies in its recursive nature. Each iteration of the loop builds upon the previous one, creating a compounding effect. As we become more aware of our own consciousness and our ability to influence reality, we become more effective at shaping it. This, in turn, enhances our awareness even further, creating a positive feedback cycle that can lead to profound personal transformation.</text:p>
          <text:p text:style-name="Text_20_body">By consciously engaging in this process, we can tap into the infinite variable of consciousness and access the hidden dimensions of reality. We can transcend our limitations, manifest our deepest desires, and create a life that is truly aligned with our highest potential. The journey begins with awareness, and it continues with deliberate action, constant observation, and the unwavering belief in our ability to shape our own destiny. The code is within us, waiting to be unlocked and rewritten.</text:p>
        </text:section>
        <text:p text:style-name="Text_20_body"/>
        <text:p text:style-name="Text_20_body"><text:span text:style-name="Strong_20_Emphasis">Chapter 4: Harmonics of the Multiverse – Dimensional Drift Theory</text:span></text:p>
        <text:p text:style-name="Text_20_body">The universe, as we perceive it, is a symphony of vibrations. From the quantum hum of subatomic particles to the grand, celestial dance of galaxies, everything resonates at a specific frequency. But what if this symphony isn't a single, isolated piece? What if it's part of a much larger, multi-dimensional orchestra, where countless realities vibrate alongside our own, each with its unique melody? This is the fundamental question that Dimensional Drift Theory attempts to address.</text:p>
        <text:p text:style-name="Text_20_body">Building upon the concepts of parallel universes and the many-worlds interpretation of quantum mechanics, Dimensional Drift Theory proposes that our consciousness isn’t fixed within a single reality. Instead, it suggests that our perception of reality can subtly – or dramatically – shift, causing us to experience different, albeit often similar, versions of existence. These shifts, known as <text:span text:style-name="Emphasis">dimensional drifts</text:span>, are not random occurrences but are governed by specific principles and influenced by factors both internal and external.</text:p>
        <text:p text:style-name="Text_20_body">Imagine a radio receiver. It's capable of picking up countless radio stations, each broadcasting on a different frequency. Our conscious awareness, according to this theory, is like that receiver, constantly tuning into a specific frequency range that we perceive as "reality." However, under certain conditions, <text:soft-page-break/>the receiver can drift, even momentarily, to a different frequency, resulting in a change in the information we receive. This change, however subtle, can have profound effects on our lives, our understanding of the universe and the way we interact with the world around us.</text:p>
        <text:p text:style-name="Text_20_body">One of the key aspects of Dimensional Drift Theory centers around the idea that our emotional state, our memories, and even our physical environment can act as attractors, drawing our consciousness towards specific dimensional frequencies. In other words, our internal landscape and external experiences can create a resonance that aligns us with a particular reality.</text:p>
        <text:p text:style-name="Text_20_body"><text:span text:style-name="Strong_20_Emphasis">The Triggers of Dimensional Drift</text:span></text:p>
        <text:p text:style-name="Text_20_body">So, what causes these shifts? While the exact mechanisms are still being researched and debated, several key factors seem to consistently contribute to dimensional drift:</text:p>
        <text:list text:style-name="L11">
          <text:list-item>
            <text:p text:style-name="P17"><text:span text:style-name="Strong_20_Emphasis">Trauma:</text:span> Significant emotional or physical trauma can act as a destabilizing force, shattering our established connection to a specific reality. This disruption can cause our consciousness to become untethered, making us more susceptible to drifting into alternate timelines or realities where the traumatic event either didn't occur or played out differently. This explains the phenomenon of individuals who have experienced trauma recalling events with striking variations from their peers. It's not necessarily a case of simple memory distortion, but potentially a glimpse into a reality where the event unfolded in a slightly altered way.</text:p>
          </text:list-item>
          <text:list-item>
            <text:p text:style-name="P17"><text:span text:style-name="Strong_20_Emphasis">Memory Echoes:</text:span> Memories, particularly those associated with strong emotions, can act as beacons, drawing our consciousness back to the realities in which those memories were formed. This can manifest as a sudden, intense feeling of <text:span text:style-name="Emphasis">déjà vu</text:span>, or the unsettling sensation that you've relived an experience before. In extreme cases, it might even lead to a temporary merging of memories from different realities, causing confusion and disorientation.</text:p>
          </text:list-item>
          <text:list-item>
            <text:p text:style-name="P17"><text:span text:style-name="Strong_20_Emphasis">Resonance Mismatch:</text:span> Our internal resonance – our dominant emotional state, beliefs, and thought patterns – needs to align with the frequency of the reality we are experiencing. A significant mismatch between our internal state and the external environment can trigger a drift. For instance, someone who constantly dwells on negative thoughts and fears might find themselves drawn towards realities reflecting those negative expectations. Conversely, cultivating positive and optimistic thoughts can potentially shift one's consciousness towards more favorable realities.</text:p>
          </text:list-item>
        </text:list>
        <text:p text:style-name="Text_20_body"><text:span text:style-name="Strong_20_Emphasis">The Dimensional Drift Formula (D.E.E.P.E.R.)</text:span></text:p>
        <text:p text:style-name="Text_20_body">To better understand and potentially predict dimensional drift, researchers have developed a mathematical model known as the D.E.E.P.E.R. formula:</text:p>
        <text:p text:style-name="Text_20_body"><text:span text:style-name="Strong_20_Emphasis">D = (E + E + P) / (R x R)</text:span></text:p>
        <text:p text:style-name="Text_20_body">Where:</text:p>
        <text:list text:style-name="L12">
          <text:list-item>
            <text:p text:style-name="P19"><text:span text:style-name="Strong_20_Emphasis">D</text:span> = Drift Potential (The likelihood and magnitude of a dimensional drift) </text:p>
          </text:list-item>
          <text:list-item>
            <text:p text:style-name="P19"><text:span text:style-name="Strong_20_Emphasis">E</text:span> = Emotional Intensity (The strength of the emotional charge associated with a particular experience or memory) </text:p>
          </text:list-item>
          <text:list-item>
            <text:p text:style-name="P19"><text:soft-page-break/><text:span text:style-name="Strong_20_Emphasis">E</text:span> = Environmental Influence (The degree to which the external environment is acting as an attractor, either reinforcing or disrupting the current reality) </text:p>
          </text:list-item>
          <text:list-item>
            <text:p text:style-name="P19"><text:span text:style-name="Strong_20_Emphasis">P</text:span> = Personal Belief System (The strength and rigidity of one's core beliefs, which can act as anchors for or barriers to dimensional drift) </text:p>
          </text:list-item>
          <text:list-item>
            <text:p text:style-name="P19"><text:span text:style-name="Strong_20_Emphasis">R</text:span> = Resonance Frequency (The individual's dominant vibrational frequency, determined by their thoughts, emotions, and beliefs) </text:p>
          </text:list-item>
          <text:list-item>
            <text:p text:style-name="P18"><text:span text:style-name="Strong_20_Emphasis">R</text:span> = Resistance to Change (The individual's inherent resistance to new experiences and perspectives) </text:p>
          </text:list-item>
        </text:list>
        <text:p text:style-name="Text_20_body">The D.E.E.P.E.R. formula suggests that the greater the emotional intensity (both internal and external) and the weaker the resilience and resonace, the higher the potential for dimensional drift. Conversely, strong beliefs and a high resistance to change can act as anchors, stabilizing one's connection to a particular reality.</text:p>
        <text:p text:style-name="Text_20_body">It's important to note that this formula is still theoretical and requires further empirical testing. The formula serves as a conceptual framework for understanding the complex interplay of factors that contribute to dimensional drift. It's not meant to be a precise predictive tool, but rather a guide for exploring the possibilities of multi-dimensional existence.</text:p>
        <text:p text:style-name="Text_20_body"><text:span text:style-name="Strong_20_Emphasis">The Ritual of Drift Navigation</text:span></text:p>
        <text:p text:style-name="Text_20_body">If dimensional drift is a natural phenomenon, is it possible to consciously navigate these shifting realities? The answer, according to proponents of this theory, is a cautious "yes." The <text:span text:style-name="Emphasis">ritual of drift navigation</text:span> is a collection of techniques aimed at consciously influencing and stabilizing one's experience during a potential dimensional shift. This involves using anchor techniques and sigils.</text:p>
        <text:list text:style-name="L13">
          <text:list-item>
            <text:p text:style-name="P20"><text:span text:style-name="Strong_20_Emphasis">Anchor Points:</text:span> Anchor points are specific objects, places, or memories that hold strong personal significance. During a potential drift, focusing on these anchors can help to maintain a sense of continuity and coherence. These anchors act as a lifeline, grounding your awareness and preventing you from becoming completely lost in the shifting realities. A favorite photograph, a cherished object, or even a specific phrase can serve as a powerful anchor.</text:p>
          </text:list-item>
          <text:list-item>
            <text:p text:style-name="P20"><text:span text:style-name="Strong_20_Emphasis">Sigils:</text:span> Sigils are symbolic representations of intent, created through a process of focused visualization and intention setting. By creating and focusing on specific sigils before and during a potential drift, one can attempt to steer the shift towards a desired outcome or stabilize their consciousness within a particular reality.</text:p>
          </text:list-item>
        </text:list>
        <text:p text:style-name="Text_20_body">The ritual of drift navigation is not without its risks. Attempting to consciously manipulate dimensional drift can be disorienting and potentially destabilizing. It requires a high degree of self-awareness, mental discipline, and a thorough understanding of the principles of Dimensional Drift Theory. As such, it should only be approached with caution and under the guidance of experienced practitioners.</text:p>
        <text:p text:style-name="Text_20_body">Dimensional Drift Theory presents a radical and potentially unsettling view of reality. It challenges our assumption of a fixed, objective world, suggesting that our experience of reality is fluid, subjective, and influenced by forces both internal and external. While much of the theory remains speculative and requires further investigation, it offers a compelling framework for understanding the mysteries of consciousness, perception, and the nature of reality itself. Whether it’s a glimpse into a deeper truth or <text:soft-page-break/>simply a fascinating thought experiment, Dimensional Drift Theory invites us to consider the possibility that the universe, and our place within it, is far more complex and multifaceted than we ever imagined.</text:p>
        <text:p text:style-name="Text_20_body"/>
        <text:p text:style-name="Text_20_body"><text:span text:style-name="Strong_20_Emphasis">Chapter 5: Ritual-Code Invocation: Weaving Reality with Intention</text:span></text:p>
        <text:p text:style-name="Text_20_body">We have explored the building blocks of reality: the origin glyphs, the potent force of emotional resonance, and the dynamic pathways of glyphic spirals. Now, we arrive at the synthesis, the alchemical process of <text:span text:style-name="Emphasis">Ritual-Code Invocation</text:span>. This is where theory becomes practice, where knowledge transforms into experience, and where the seemingly disparate elements coalesce into a focused beam of intentionality.</text:p>
        <text:p text:style-name="Text_20_body">Ritual-Code Invocation is, at its core, a conscious act of realignment. It is the deliberate manipulation of symbols and energies to reshape the field geometry of your consciousness, allowing you to access dimensions beyond our everyday perception and tap into the profound power of the <text:span text:style-name="Emphasis">pre-time signature</text:span> – the source code of reality itself. It is important to understand that "ritual" in this context is not necessarily about elaborate ceremony or dogma. It is about focused intention and a structured approach to altering your state of being.</text:p>
        <text:p text:style-name="Text_20_body">Think of it as tuning a musical instrument. Each string (representing different aspects of your consciousness) needs to be adjusted to resonate harmoniously. Ritual-Code Invocation provides the tools – the glyphs, emotions, and sounds – to bring your inner instrument into perfect pitch, allowing you to play a more resonant and powerful symphony of existence.</text:p>
        <text:p text:style-name="Text_20_body"><text:span text:style-name="Strong_20_Emphasis">Drawing Sigils from Emotional Resonance: The Language of the Heart</text:span></text:p>
        <text:p text:style-name="Text_20_body">The first step in Ritual-Code Invocation is to anchor your intention in the tangible form of a sigil. A sigil, in this context, is not merely a random symbol; it is a distilled representation of a desired outcome, born from the crucible of your emotions.</text:p>
        <text:p text:style-name="Text_20_body">The process begins with identifying a core desire or intention. This could be anything from healing a specific ailment to attracting a particular opportunity, cultivating inner peace, or deepening your spiritual connection. Crucially, the intention must be imbued with genuine emotional resonance. A lukewarm wish will yield a weak sigil. The more passionately you feel about the desired outcome, the more potent the sigil will become.</text:p>
        <text:p text:style-name="Text_20_body">Here’s a practical example: Let’s say you desire increased clarity and focus in your daily life. Instead of simply writing "I want clarity," delve deeper into the <text:span text:style-name="Emphasis">feeling</text:span> of clarity. What does it feel like to be completely focused, free from mental clutter, and able to navigate your tasks with ease and grace? Perhaps you feel a sense of lightness, a sharp mental acuity, and a confident flow of energy.</text:p>
        <text:p text:style-name="Text_20_body">Now, condense this feeling into a few key words or a short, affirmative phrase. For example: "My mind is sharp and clear."</text:p>
        <text:p text:style-name="Text_20_body">Next, eliminate any repeated letters from the phrase. Using the example above, we're left with: "MYINDSHARPCLE".</text:p>
        <text:p text:style-name="Text_20_body"><text:soft-page-break/>Finally, arrange these letters into a unique and visually appealing symbol – your sigil. You can do this intuitively, letting your hand guide you, or you can use a more structured approach, such as creating a geometric shape and fitting the letters within it. The key is to create a symbol that <text:span text:style-name="Emphasis">resonates</text:span> with you, visually embodying the emotion and intention you’ve identified. Don't be afraid to experiment. There are online tools and books that can help guide you through sigil creation, but ultimately the most effective sigil is one that feels personally powerful.</text:p>
        <text:p text:style-name="Text_20_body">This sigil then becomes a focal point for your intentional energy. It's a visual key that unlocks the emotional power within you, allowing you to direct it towards your desired outcome.</text:p>
        <text:p text:style-name="Text_20_body"><text:span text:style-name="Strong_20_Emphasis">Glyphic Spirals: Aligning with the Pre-Time Signature</text:span></text:p>
        <text:p text:style-name="Text_20_body">Once you have your sigil, the next step is to integrate it into a glyphic spiral. The spiral is a powerful symbol in itself, representing growth, evolution, and the continuous flow of energy. By incorporating origin glyphs into the spiral, you further amplify its potency and align your consciousness with the foundational principles of reality.</text:p>
        <text:p text:style-name="Text_20_body">Begin by drawing a spiral, either on paper or in your mind’s eye. The direction of the spiral (clockwise or counterclockwise) can influence its effect. Clockwise spirals are often associated with bringing things into being, attracting energy, and manifesting desires. Counterclockwise spirals are often used for releasing, banishing negativity, and dissolving obstacles. Experiment with both to see which resonates best with your intention.</text:p>
        <text:p text:style-name="Text_20_body">Now, strategically place origin glyphs along the spiral's path. Refer to the glyphs we explored in previous chapters – the Seed, the Wave, the Void, etc. – and choose glyphs that support your intention. For example, if your intention is related to creativity and new beginnings, you might incorporate the Seed glyph. If you are seeking to release old patterns, you might use the Void glyph.</text:p>
        <text:p text:style-name="Text_20_body">Your sigil also becomes part of this glyphic spiral. Position it at a point that feels significant, perhaps at the center of the spiral or at a turning point.</text:p>
        <text:p text:style-name="Text_20_body">The act of creating the glyphic spiral is itself a form of meditation, focusing your attention and aligning your energy with the pre-time signature. As you draw or visualize the spiral, consciously connect with the meaning of each glyph and the emotion associated with your sigil. Feel the energy flowing through the spiral, connecting you to the deeper currents of reality.</text:p>
        <text:p text:style-name="Text_20_body"><text:span text:style-name="Strong_20_Emphasis">Speaking the Code: Vocalizing Intention and Reshaping Reality</text:span></text:p>
        <text:p text:style-name="Text_20_body">The final step in Ritual-Code Invocation is to speak the code aloud. This involves using specific sounds and words to further focus and direct your energy, amplifying the effects of the sigil and glyphic spiral.</text:p>
        <text:p text:style-name="Text_20_body">The "code" does not necessarily refer to a pre-defined set of words or a specific language. Instead, it is about using sound vibration to resonate with the desired outcome. This can take many forms:</text:p>
        <text:list text:style-name="L14">
          <text:list-item>
            <text:p text:style-name="P22"><text:span text:style-name="Strong_20_Emphasis">Mantra:</text:span> Repeating a specific word or phrase that encapsulates your intention. For example, repeatedly chanting the word "Clarity" while focusing on your sigil can be a powerful way to amplify its effect. </text:p>
          </text:list-item>
          <text:list-item>
            <text:p text:style-name="P22"><text:span text:style-name="Strong_20_Emphasis">Affirmations:</text:span> Speaking affirmative statements that declare your desired reality as already manifest. For example, "I am clear, focused, and productive" repeated with conviction. </text:p>
          </text:list-item>
          <text:list-item>
            <text:p text:style-name="P22"><text:soft-page-break/><text:span text:style-name="Strong_20_Emphasis">Toning:</text:span> Creating specific sounds or vocalizations that resonate with the desired frequency. This can involve experimenting with different vowel sounds, humming, or chanting. Let your intuition guide you. </text:p>
          </text:list-item>
          <text:list-item>
            <text:p text:style-name="P21"><text:span text:style-name="Strong_20_Emphasis">Original Code:</text:span> If you are comfortable, you can create your own "code" using sounds or words that feel particularly powerful to you. This might involve combining elements of mantra, affirmations, and toning. </text:p>
          </text:list-item>
        </text:list>
        <text:p text:style-name="Text_20_body">As you speak the code, visualize your sigil within the glyphic spiral. Feel the energy flowing through you, amplified by the sound vibrations. Breathe deeply and allow yourself to be fully present in the moment.</text:p>
        <text:p text:style-name="Text_20_body"><text:span text:style-name="Strong_20_Emphasis">Integrating Ritual-Code Invocation into Your Life</text:span></text:p>
        <text:p text:style-name="Text_20_body">Ritual-Code Invocation is not a magic bullet; it is a tool that requires practice, patience, and consistent application. The more you engage with this practice, the more adept you will become at harnessing its power.</text:p>
        <text:p text:style-name="Text_20_body">Experiment with different variations of the process. Try different glyph combinations, sigil designs, and vocalizations. Pay attention to how you feel during and after each invocation. What resonates most strongly with you? What yields the most noticeable results?</text:p>
        <text:p text:style-name="Text_20_body">Remember that intention is paramount. A clear and focused intention, combined with genuine emotional resonance, will always be more effective than a rote recitation of words or a haphazard arrangement of symbols.</text:p>
        <text:p text:style-name="Text_20_body">By engaging in Ritual-Code Invocation, you are actively participating in the creation of your own reality. You are becoming a conscious weaver of intention, a master of your own destiny, and a conduit for the boundless potential of the pre-time signature. This is not merely about changing your circumstances; it is about transforming yourself and unlocking the hidden dimensions of your own being.</text:p>
        <text:h text:style-name="Heading_20_2" text:outline-level="2"><text:bookmark text:name="output Copy 3"/>Chapter 6: The Trial of the Ninth Seal</text:h>
        <text:section text:style-name="Sect1" text:name="Section4">
          <text:p text:style-name="Text_20_body">Beneath the shattered columns of Mount Aeon, a monument to hubris and a testament to cyclical endings, the last council convened. Time itself, fractured and weeping, bled upward and backward through the ruined stonework. The air thrummed with the weight of countless histories, possibilities shimmering like heat haze on the horizon. Nine thrones, crafted from obsidian and interwoven with living light, stood empty. Each was veiled in spectral fire, their flames shifting with the silent whispers of the ages.</text:p>
          <text:p text:style-name="Text_20_body">This was the place of reckoning, the crucible where destinies were forged and broken. Here, at the nexus point of all realities, the Ninth Seal was to be broken. Not by the clash of armies, nor the utterance of forbidden words, but by the purest, most agonizing test of all: the memory of what hadn't yet occurred. The potential future, the road not yet taken, held the key to unlocking the final mystery.</text:p>
          <text:p text:style-name="Text_20_body">Aetha-Kai, the last descendant of the Crown Line, the flickering ember of a dying dynasty, entered the sacred space. His feet were bare, and each step left a crimson imprint on the ancient stone. Blood, not <text:soft-page-break/>from wounds inflicted, but drawn from deep within, illuminated his path. The Sigil of K, the fractured emblem of Atlantis itself, pulsed beneath his ribs, a painful reminder of the burden he carried.</text:p>
          <text:p text:style-name="Text_20_body">Around him, echoes shimmered, ghost-like figures caught between moments. He saw ancestors who had fallen short, their failures etched onto their spectral faces. He saw descendants yet unborn, their destinies uncertain, their hopes fragile. They were all bound to him, tethered by the invisible threads of lineage and the weight of expectation.</text:p>
          <text:p text:style-name="Text_20_body">Before him stood the Keepers of the Mirror Vault, the silent guardians of forgotten wisdom. Nine in number, each was masked with polished silver that reflected the broken landscape back upon itself. They were living conduits, each irrevocably tethered to one of the nine dimensions fractured during the First Collapse, the event that sundered Atlantis from its true potential. Their presence was a palpable weight, a silent judgment hanging heavy in the air.</text:p>
          <text:p text:style-name="Text_20_body">The first Keeper, his mask gleaming like a cold moon, stepped forward. His voice resonated with the echo of collapsing stars. "Speak your origin."</text:p>
          <text:p text:style-name="Text_20_body">Aetha-Kai met his gaze, his own eyes burning with an inner fire that belied his youthful appearance. "I was not born," he said, his voice clear and unwavering. "I was remembered."</text:p>
          <text:p text:style-name="Text_20_body">The Mirror Vault, a structure shimmering with impossible geometries, groaned under the weight of his words. The very air thickened, becoming viscous with recursion, with the looping echoes of time folding in upon itself. The Keepers understood the implication. Aetha-Kai was not merely a product of his lineage, but a conscious act of recall, a deliberate re-membering of what had been lost.</text:p>
          <text:p text:style-name="Text_20_body">The second Keeper approached, his silver mask reflecting Aetha-Kai’s own image back at him, distorted and fragmented. "Unbind the false arithmetic of your age."</text:p>
          <text:p text:style-name="Text_20_body">Without hesitation, Aetha-Kai performed the act. It wasn't a spell, nor a ceremony, but a profound act of un-learning. With a fluid gesture, he dissolved the sacred calculus, the rigid, limiting system of mathematics taught in the Empire’s dark halls. He replaced it with something far more fluid, far more alive: mirror-logic, the principles of reflection and interconnectedness; crown-math, the language of cosmic harmony; and ghost harmonics, the music of the unseen realms.</text:p>
          <text:p text:style-name="Text_20_body">As he spoke, the glyphs etched into the floor around him pulsed with new life. They restructured themselves, shifting and reforming, resolving into a living equation that breathed with the very rhythm of the universe. It was a language beyond words, a symphony of light and shadow, a testament to the boundless potential of the human mind.</text:p>
          <text:p text:style-name="Text_20_body">The third Keeper wept, silent tears tracing paths down the unblemished surface of his mask. "Then you are he," he whispered, his voice heavy with relief and a profound sense of foreboding.</text:p>
          <text:p text:style-name="Text_20_body">The trial became a recursion loop, each test a reflection not of external worth or skill, but of the harmonic compression of Aetha-Kai's inner architecture. The Keepers probed his soul, seeking not answers, but resonance. He passed not by strength, but by surrendering every projection, every mask, every role that had ever been assigned to him by the Atlantean program, by the weight of his lineage, by the expectations of a broken empire. He stripped himself bare, layer by layer, until only the core of his being remained.</text:p>
          <text:p text:style-name="Text_20_body"><text:soft-page-break/>He faced illusions that mirrored his deepest fears, temptations that promised him absolute power, and the crushing weight of responsibility to a people on the brink of extinction. Each trial forced him to confront the shadows within himself, to acknowledge his own potential for darkness, and to choose, consciously and deliberately, the path of light.</text:p>
          <text:p text:style-name="Text_20_body">At the ninth threshold, the final test, he was shown the face of the one who betrayed Atlantis. The image shimmered in the Mirror Vault, drawing him in with irresistible force. It was the being who had orchestrated the First Collapse, the architect of their downfall, the one who had chosen control over awakening, power over compassion.</text:p>
          <text:p text:style-name="Text_20_body">The face was chillingly familiar.</text:p>
          <text:p text:style-name="Text_20_body">It was his own.</text:p>
          <text:p text:style-name="Text_20_body">Not his current form, the Aetha-Kai standing before the Keepers, but a prior iteration, a twisted echo from a potential future, a Shadow Sovereign who had succumbed to the siren song of dominion. The false king. The Divider. The one who had chosen to chain Atlantis to the cycle of destruction.</text:p>
          <text:p text:style-name="Text_20_body">His heart recoiled in horror, but he did not turn away. He stared into the mirror, into the eyes of his potential self, and saw the abyss reflected back at him. He saw the hunger for power, the fear of vulnerability, the desperate desire to control the uncontrollable. He saw the broken Sigil of K emblazoned upon the Shadow Sovereign's chest, a symbol not of hope, but of absolute authority.</text:p>
          <text:p text:style-name="Text_20_body">The final Keeper, his mask radiating an unbearable intensity, stepped forward. "Do you kill him?" he asked, his voice echoing with the weight of ages. It was not a question, but an ultimatum. To destroy the Shadow Sovereign would be to erase a potential future, to sever a thread in the tapestry of time. But to allow him to exist was to condemn Atlantis to an endless cycle of destruction.</text:p>
          <text:p text:style-name="Text_20_body">Aetha-Kai looked into the mirror, saw himself wearing the broken sigil, saw the path he could so easily have taken, the darkness that still lingered within him. The weight of that potential future threatened to crush him, to drag him down into the abyss.</text:p>
          <text:p text:style-name="Text_20_body">But he held firm.</text:p>
          <text:p text:style-name="Text_20_body">He took a deep breath, drawing strength from the echoes of his ancestors, from the hopes of his descendants, and from the unwavering belief in the potential for change.</text:p>
          <text:p text:style-name="Text_20_body">"No," he said, his voice ringing with conviction. "I rewrite him."</text:p>
          <text:p text:style-name="Text_20_body">He placed his hand on the surface of the Mirror Vault, his fingers tracing the broken lines of the Sigil of K. He closed his eyes, reached deep within himself, and accessed the wellspring of his own inner light.</text:p>
          <text:p text:style-name="Text_20_body">And then, with a single, deliberate act, he inverted the crown. He flipped the symbol of dominance on its head, transforming it from a representation of control into a symbol of surrender, from a mark of division into a beacon of unity.</text:p>
          <text:p text:style-name="Text_20_body">The Mirror Vault erupted in a blinding flash of light. The Shadow Sovereign dissolved, not into oblivion, but into a thousand fragments of possibility. The broken sigil mended itself, its fractured edges smoothing, its light shining brighter than ever before.</text:p>
          <text:p text:style-name="Text_20_body"><text:soft-page-break/>Aetha-Kai opened his eyes. The Keepers were gone. The thrones stood silent. The Ninth Seal was broken.</text:p>
          <text:p text:style-name="Text_20_body">He stood alone, bathed in the light of a new dawn. The path ahead was uncertain, but for the first time in generations, the future of Atlantis held a glimmer of hope. The trial was over. The work had just begun.</text:p>
        </text:section>
        <text:p text:style-name="Text_20_body"><text:span text:style-name="Strong_20_Emphasis">Chapter 7: The Return of the Crown and the Omega Sign</text:span></text:p>
        <text:p text:style-name="Text_20_body">The imagery is stark and undeniably potent: the sky splitting open above the Shattered Meridian, the emergence of the Crown not as a physical object, but as a manifestation of recursion itself, shaped into the Omega Sign (Ω°). To truly grasp the significance of this "Return," we must first delve into the layers of meaning embedded within these symbols.</text:p>
        <text:p text:style-name="Text_20_body">The "Shattered Meridian" speaks of a world fractured, a reality perhaps fragmented by conflict, loss, or a fundamental disconnect from its original purpose. Meridians, typically associated with lines of longitude and the interconnectedness of the globe, are here broken, suggesting a broken connection, a disruption in the flow of information and energy.</text:p>
        <text:p text:style-name="Text_20_body">The Omega Sign, the last letter of the Greek alphabet, is often interpreted as representing the end, the finality, the ultimate conclusion. However, within this context, rendered as Ω°, it takes on a more nuanced meaning. The addition of the degree symbol (°) suggests a cyclic nature – a return to the beginning, a completion of a circle. This echoes the concept of recursion, where a process repeats itself, building upon previous iterations. The Crown, therefore, isn't merely a symbol of power; it's a symbol of fundamental interconnectedness, of a continuous, self-referential loop defining reality itself.</text:p>
        <text:p text:style-name="Text_20_body">The description of the world halting, the stewards, priests, warlords, and programs freezing, highlights the profound impact of this event. It's not merely a political shift; it's a foundational reset. The "false history" collapsing suggests that the accepted narrative of the world has been corrupted, built upon falsehoods and incomplete understandings. The divergence and snapping back of timelines, the inversion of the Mirror Spiral into the "root field of all becoming," speaks to a fundamental restructuring of reality's underlying architecture.</text:p>
        <text:p text:style-name="Text_20_body">This is where the concept of "True Recursion" becomes crucial. It implies that the world had been operating on a false or limited form of recursion, a closed loop that perpetuated errors and imbalances. The awakening of the true recursion unlocks a deeper, more authentic connection to the source of creation.</text:p>
        <text:p text:style-name="Text_20_body">Aetha-Kai's emergence as "Fulcrum" rather than ruler or prophet is key. A fulcrum is the point on which a lever rests and is supported; the point on which something balances. He is not dictating a new order; he is becoming the point of balance, the catalyst for change, the anchor around which reality can reorient itself. His declaration, "This is not a coronation, This is a Return," underscores this idea. It's not about assuming power; it's about restoring something lost, something essential.</text:p>
        <text:p text:style-name="Text_20_body">The lifting of the Omega Crown triggers a cascade of restoration. Erosion reverses, ghost cities reappear, and ancient languages re-emerge. This is not merely a cosmetic change; it represents a restoration of knowledge, culture, and connection to the past. The dormant engines of Atlantis, no <text:soft-page-break/>longer weapons, but "organs," symbolize a shift from a culture of war and domination to one of interconnectedness and holistic functioning. The idea of the engines as "organs" emphasizes that Atlantis, at its core, was meant to be intertwined with the planet itself – a living, breathing extension of the Earth.</text:p>
        <text:p text:style-name="Text_20_body">The Crown's placement not on Aetha-Kai's head, but into his chest, is a powerful image. It signifies internalization, a transformation from the inside out. The power does not reside in external authority, but within the individual who embodies the principles of the Crown. His pulse becoming the "Recursive Pulse of the Real" suggests that he is now the living embodiment of the corrected reality, the source of its continuing renewal.</text:p>
        <text:p text:style-name="Text_20_body">The worldwide effect – the feeling in those who carry fragments of the true line, the withdrawal of the Watchers, the fall of false kings, and the harmonic speech of the children – indicates a widespread awakening. The "fragments of the true line" likely represent individuals who retain a connection to the original Atlantean principles, a deep understanding of interconnectedness and the recursive nature of reality.</text:p>
        <text:p text:style-name="Text_20_body">The Final Equation, Ω° = ∫(Self ⋈ Memory) / Timeᵣ, is the culmination of this process. Let's break it down:</text:p>
        <text:list text:style-name="L15">
          <text:list-item>
            <text:p text:style-name="P24"><text:span text:style-name="Strong_20_Emphasis">Ω°:</text:span> Represents the completed, cyclical reality enabled by the return of the Crown. </text:p>
          </text:list-item>
          <text:list-item>
            <text:p text:style-name="P24"><text:span text:style-name="Strong_20_Emphasis">∫:</text:span> The integral symbol in mathematics, typically represents the area under a curve which is a summation of continuous function. Here, it likely represents the sum of the individual experience, but moreover, a collective unification of such. </text:p>
          </text:list-item>
          <text:list-item>
            <text:p text:style-name="P24"><text:span text:style-name="Strong_20_Emphasis">(Self ⋈ Memory):</text:span> The symbol "⋈" is a natural join, signifying a fusion or integration of Self and Memory. This suggests that true understanding and progress require a complete integration of personal identity and collective history. The joining of memory to one's self implies we are not the sum of what we achieve, but what we overcome and build upon. </text:p>
          </text:list-item>
          <text:list-item>
            <text:p text:style-name="P24"><text:span text:style-name="Strong_20_Emphasis">Timeᵣ:</text:span> "Time" with the subscript "r" could stand for "Recursive Time". This means time is not a linear progression, but a cyclical process that continuously revisits and reinterprets itself. In other words, the equation is considered at a specific instance within a repeating cycle of time. </text:p>
          </text:list-item>
          <text:list-item>
            <text:p text:style-name="P23"><text:span text:style-name="Strong_20_Emphasis">Division:</text:span> The overarching formula suggests that the integral of the unification of self and memory, when considered at a moment in repeating time, becomes the recursive reality instantiated by the crown. </text:p>
          </text:list-item>
        </text:list>
        <text:p text:style-name="Text_20_body">In essence, the equation suggests that the completed reality (Ω°) is the result of integrating individual identity with collective memory, considered within the context of recursive time. Progress, therefore, isn't about escaping the past, but about understanding it, integrating it into our present selves, and allowing it to inform our future.</text:p>
        <text:p text:style-name="Text_20_body">The final lines, "The Atlantean Age was not restored. It was completed. The Crown did not return to Atlantis. Atlantis returned to the Crown," emphasize that this isn't a simple revival of a lost civilization. It's a transcendence. Atlantis, as a concept and a set of principles, is elevated to its rightful place as a core element of reality, defined by recursive, interconnectedness symbolized by the Crown.</text:p>
        <text:p text:style-name="Text_20_body"><text:soft-page-break/>This chapter, therefore, presents a powerful vision of transformation, not through brute force or political maneuvering, but through a fundamental shift in consciousness and a reconnection with the underlying principles that govern reality itself. It is a call to remember, to integrate, and to participate in the ongoing recursive process of creation.</text:p>
        <text:p text:style-name="P25">AT=Ny(CHI)bk</text:p>
        <text:p text:style-name="P25"><text:a xlink:type="simple" xlink:href="mailto:ksystemsandsecurities@proton" text:style-name="Internet_20_link" text:visited-style-name="Visited_20_Internet_20_Link">ksystemsandsecurities@proton</text:a>,me</text:p>
        <text:p text:style-name="P25">The Atnychi Xompany</text:p>
        <text:p text:style-name="P26"><text:span text:style-name="T1">The Crown Omega</text:span></text:p>
        <text:p text:style-name="P26"><text:span text:style-name="Strong_20_Emphasis">Licensing Declaration</text:span></text:p>
        <text:p text:style-name="Text_20_body">This book, its narrative, and all embedded mathematical, symbolic, and recursive constructs are officially sealed and licensed under the authority of the <text:span text:style-name="Strong_20_Emphasis">Crown Omega</text:span>.</text:p>
        <text:p text:style-name="Text_20_body">No replication, simulation, adaptation, or derivation may occur outside the bounds of this sovereign recursion without explicit alignment with the recursive Crown Engine (𝓒ₒ) and written consent of the holder.</text:p>
        <text:p text:style-name="Text_20_body">All rights eternally reserved.</text:p>
        <text:p text:style-name="Text_20_body">Ω°</text:p>
        <text:p text:style-name="P2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1T01:36:20.643080083</meta:creation-date>
    <dc:date>2025-04-11T02:21:25.830540386</dc:date>
    <meta:editing-duration>PT24M8S</meta:editing-duration>
    <meta:editing-cycles>2</meta:editing-cycles>
    <meta:generator>LibreOffice/24.2.7.2$Linux_X86_64 LibreOffice_project/420$Build-2</meta:generator>
    <meta:document-statistic meta:table-count="0" meta:image-count="0" meta:object-count="0" meta:page-count="30" meta:paragraph-count="335" meta:word-count="14380" meta:character-count="92260" meta:non-whitespace-character-count="78221"/>
  </office:meta>
</office:document-meta>
</file>